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left="-0.375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left="-0.375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0" style:parent-style-name="Standard" style:family="paragraph">
      <style:paragraph-properties fo:text-align="center">
        <style:tab-stops>
          <style:tab-stop style:type="left" style:position="2.2604in"/>
        </style:tab-stops>
      </style:paragraph-properties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FF00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FF00"/>
    </style:style>
    <style:style style:name="P16" style:parent-style-name="Standard" style:family="paragraph">
      <style:text-properties style:font-name="Times New Roman" style:font-name-asian="Times New Roman" style:font-name-complex="Times New Roman" fo:font-weight="bold" style:font-weight-asian="bold" fo:color="#00FF00"/>
    </style:style>
    <style:style style:name="P17" style:parent-style-name="Standard" style:family="paragraph">
      <style:text-properties style:font-name="Times New Roman" style:font-name-asian="Times New Roman" style:font-name-complex="Times New Roman" fo:font-weight="bold" style:font-weight-asian="bold" fo:color="#00FF00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27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28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29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0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text-align="center" fo:text-indent="0.5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35" style:parent-style-name="Standard" style:family="paragraph">
      <style:paragraph-properties fo:text-align="center" fo:text-indent="0.5i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7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38" style:parent-style-name="Standard" style:family="paragraph">
      <style:paragraph-properties fo:text-align="center" fo:text-indent="0.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0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1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2" style:parent-style-name="Standard" style:family="paragraph">
      <style:paragraph-properties fo:text-align="center" fo:text-indent="0.5in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44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5" style:parent-style-name="Standard" style:family="paragraph">
      <style:paragraph-properties fo:text-align="center" fo:text-indent="0.5i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8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9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50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font-name="Times New Roman" style:font-name-asian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font-name="Times New Roman" style:font-name-asian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59" style:parent-style-name="Standard" style:family="paragraph">
      <style:text-properties style:font-name="Times New Roman" style:font-name-asian="Times New Roman" style:font-name-complex="Times New Roman"/>
    </style:style>
    <style:style style:name="P60" style:parent-style-name="Standard" style:family="paragraph">
      <style:text-properties style:font-name="Times New Roman" style:font-name-asian="Times New Roman" style:font-name-complex="Times New Roman"/>
    </style:style>
    <style:style style:name="P61" style:parent-style-name="Standard" style:family="paragraph">
      <style:text-properties style:font-name="Times New Roman" style:font-name-asian="Times New Roman" style:font-name-complex="Times New Roman"/>
    </style:style>
    <style:style style:name="P62" style:parent-style-name="Standard" style:family="paragraph">
      <style:text-properties style:font-name="Times New Roman" style:font-name-asian="Times New Roman" style:font-name-complex="Times New Roman"/>
    </style:style>
    <style:style style:name="P63" style:parent-style-name="Standard" style:family="paragraph">
      <style:text-properties style:font-name="Times New Roman" style:font-name-asian="Times New Roman" style:font-name-complex="Times New Roman"/>
    </style:style>
    <style:style style:name="P64" style:parent-style-name="Standard" style:family="paragraph">
      <style:text-properties style:font-name="Times New Roman" style:font-name-asian="Times New Roman" style:font-name-complex="Times New Roman"/>
    </style:style>
    <style:style style:name="P65" style:parent-style-name="Standard" style:family="paragraph">
      <style:text-properties style:font-name="Times New Roman" style:font-name-asian="Times New Roman" style:font-name-complex="Times New Roman"/>
    </style:style>
    <style:style style:name="P66" style:parent-style-name="Standard" style:family="paragraph">
      <style:text-properties style:font-name="Times New Roman" style:font-name-asian="Times New Roman" style:font-name-complex="Times New Roman"/>
    </style:style>
    <style:style style:name="P6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68" style:parent-style-name="Standard" style:family="paragraph">
      <style:paragraph-properties fo:break-before="page" fo:text-align="center" fo:text-indent="0.4923in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0" style:parent-style-name="Standard" style:family="paragraph">
      <style:paragraph-properties fo:text-indent="0.4923in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4" style:parent-style-name="Standard" style:family="paragraph">
      <style:paragraph-properties fo:text-indent="0.4923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7" style:parent-style-name="Standard" style:list-style-name="WWNum5" style:family="paragraph">
      <style:paragraph-properties fo:line-height="150%" fo:margin-left="0.7402in" fo:text-indent="-0.2479in">
        <style:tab-stops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6" style:parent-style-name="Standard" style:family="paragraph">
      <style:paragraph-properties fo:margin-left="0.2493in" fo:text-indent="0.4923in">
        <style:tab-stops/>
      </style:paragraph-properties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06" style:parent-style-name="Standard" style:family="paragraph">
      <style:paragraph-properties fo:margin-left="0.2493in" fo:text-indent="0.4923in">
        <style:tab-stops/>
      </style:paragraph-properties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16" style:parent-style-name="Standard" style:family="paragraph">
      <style:paragraph-properties fo:margin-left="0.2493in" fo:text-indent="0.4923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28" style:parent-style-name="Standard" style:list-style-name="WWNum5" style:family="paragraph">
      <style:paragraph-properties fo:line-height="150%" fo:margin-left="0.7402in" fo:text-indent="-0.2479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39" style:parent-style-name="Standard" style:family="paragraph">
      <style:paragraph-properties fo:margin-left="0.4916in" fo:text-indent="0.2486in">
        <style:tab-stops/>
      </style:paragraph-properties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45" style:parent-style-name="Standard" style:family="paragraph">
      <style:paragraph-properties fo:margin-left="0.2479in" fo:text-indent="0.4923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2" style:parent-style-name="Standard" style:family="paragraph">
      <style:paragraph-properties fo:margin-left="0.2479in" fo:text-indent="0.4923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5" style:parent-style-name="Standard" style:family="paragraph">
      <style:paragraph-properties fo:margin-left="0.2479in" fo:text-indent="0.4923in">
        <style:tab-stops/>
      </style:paragraph-properties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1" style:parent-style-name="Standard" style:family="paragraph">
      <style:paragraph-properties fo:margin-left="0.2479in" fo:text-indent="0.4923in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4" style:parent-style-name="Standard" style:family="paragraph">
      <style:paragraph-properties fo:margin-left="0.2479in" fo:text-indent="0.4923in">
        <style:tab-stops/>
      </style:paragraph-properties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3" style:parent-style-name="Standard" style:family="paragraph">
      <style:paragraph-properties fo:margin-left="0.2479in" fo:text-indent="0.4923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80" style:parent-style-name="Standard" style:family="paragraph">
      <style:paragraph-properties fo:margin-left="0.2479in" fo:text-indent="0.4923in">
        <style:tab-stops/>
      </style:paragraph-properties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85" style:parent-style-name="Standard" style:family="paragraph">
      <style:paragraph-properties fo:margin-left="0.2479in" fo:text-indent="0.4923in">
        <style:tab-stops/>
      </style:paragraph-properties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95" style:parent-style-name="Standard" style:family="paragraph">
      <style:paragraph-properties fo:margin-left="0.2479in" fo:text-indent="0.4923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04" style:parent-style-name="Standard" style:family="paragraph">
      <style:paragraph-properties fo:text-indent="0.4923in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17" style:parent-style-name="Standard" style:family="paragraph">
      <style:paragraph-properties fo:text-indent="0.4916in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29" style:parent-style-name="Standard" style:family="paragraph">
      <style:paragraph-properties fo:text-align="center"/>
    </style:style>
    <style:style style:name="P230" style:parent-style-name="Standard" style:family="paragraph">
      <style:paragraph-properties fo:keep-with-next="always" fo:break-before="page" fo:text-align="center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32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233" style:parent-style-name="Standard" style:family="paragraph">
      <style:paragraph-properties fo:text-align="justify" fo:text-indent="0.4923in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35" style:parent-style-name="Основнойшрифтабзаца" style:family="text">
      <style:text-properties style:font-name="Times New Roman" style:font-name-complex="Times New Roman" fo:color="#000000"/>
    </style:style>
    <style:style style:name="T236" style:parent-style-name="Основнойшрифтабзаца" style:family="text">
      <style:text-properties style:font-name="Times New Roman" style:font-name-complex="Times New Roman" fo:color="#000000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38" style:parent-style-name="Standard" style:family="paragraph">
      <style:paragraph-properties fo:text-align="justify" fo:text-indent="0.4923in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42" style:parent-style-name="Standard" style:family="paragraph">
      <style:paragraph-properties fo:break-before="page" fo:text-align="justify" fo:text-indent="0.4923in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4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45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46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47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4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49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50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51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52" style:parent-style-name="Standard" style:family="paragraph">
      <style:paragraph-properties fo:keep-with-next="always" fo:break-before="page" fo:text-align="center" fo:margin-left="0.0395in" fo:text-indent="0.4923in">
        <style:tab-stops/>
      </style:paragraph-properties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254" style:parent-style-name="Standard" style:family="paragraph">
      <style:paragraph-properties fo:text-align="justify" fo:margin-left="0.0395in" fo:text-indent="0.4923in">
        <style:tab-stops/>
      </style:paragraph-properties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56" style:parent-style-name="Standard" style:family="paragraph">
      <style:paragraph-properties fo:margin-left="0.0395in" fo:text-indent="0.4923in">
        <style:tab-stops/>
      </style:paragraph-properties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59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260" style:parent-style-name="Standard" style:family="paragraph">
      <style:paragraph-properties fo:text-indent="0.4923in"/>
      <style:text-properties style:font-name="Times New Roman" style:font-name-asian="Times New Roman" style:font-name-complex="Times New Roman"/>
    </style:style>
    <style:style style:name="P261" style:parent-style-name="Standard" style:family="paragraph">
      <style:paragraph-properties fo:break-before="page" fo:text-align="center" fo:margin-left="0.0395in" fo:text-indent="0.4923in">
        <style:tab-stops/>
      </style:paragraph-properties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63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264" style:parent-style-name="Standard" style:list-style-name="WWNum4" style:family="paragraph">
      <style:paragraph-properties fo:margin-bottom="0.1111in" fo:line-height="101%" fo:margin-left="0in" fo:text-indent="0.4923in">
        <style:tab-stops/>
      </style:paragraph-properties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66" style:parent-style-name="Standard" style:list-style-name="WWNum4" style:family="paragraph">
      <style:paragraph-properties fo:margin-bottom="0.1111in" fo:line-height="101%" fo:margin-left="0in" fo:text-indent="0.4923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69" style:parent-style-name="Standard" style:list-style-name="WWNum4" style:family="paragraph">
      <style:paragraph-properties fo:margin-left="0in" fo:text-indent="0.4923in" fo:background-color="#FFFFFF">
        <style:tab-stops/>
      </style:paragraph-properties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271" style:parent-style-name="Standard" style:family="paragraph">
      <style:paragraph-properties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72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7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5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276" style:parent-style-name="Standard" style:family="paragraph">
      <style:paragraph-properties fo:background-color="#FFFFFF"/>
    </style:style>
    <style:style style:name="T2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330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331" style:parent-style-name="Standard" style:family="paragraph">
      <style:paragraph-properties fo:text-indent="0.4923in" fo:background-color="#FFFFFF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38" style:parent-style-name="Standard" style:family="paragraph">
      <style:paragraph-properties fo:background-color="#FFFFFF"/>
    </style:style>
    <style:style style:name="T33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4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3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346" style:parent-style-name="Обычный" style:family="paragraph">
      <style:paragraph-properties fo:break-before="page"/>
      <style:text-properties fo:language="en" fo:country="US"/>
    </style:style>
    <style:style style:name="P3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8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349" style:parent-style-name="Standard" style:family="paragraph">
      <style:paragraph-properties fo:text-indent="0.4923in" fo:background-color="#FFFFFF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7" style:parent-style-name="Standard" style:family="paragraph">
      <style:paragraph-properties fo:background-color="#FFFFFF"/>
    </style:style>
    <style:style style:name="T3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6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3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37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375" style:parent-style-name="Standard" style:family="paragraph">
      <style:paragraph-properties fo:text-indent="0.4923in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80" style:parent-style-name="Standard" style:family="paragraph">
      <style:paragraph-properties fo:background-color="#FFFFFF"/>
    </style:style>
    <style:style style:name="T38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8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388" style:parent-style-name="Standard" style:family="paragraph">
      <style:text-properties fo:language="en" fo:country="US"/>
    </style:style>
    <style:style style:name="P389" style:parent-style-name="Standard" style:family="paragraph">
      <style:paragraph-properties fo:text-indent="0.4923in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94" style:parent-style-name="Standard" style:family="paragraph">
      <style:paragraph-properties fo:background-color="#FFFFFF"/>
    </style:style>
    <style:style style:name="T39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1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4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5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4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3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3" style:parent-style-name="Основнойшрифтабзаца" style:family="text">
      <style:text-properties fo:language="en" fo:country="US"/>
    </style:style>
    <style:style style:name="T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69" style:parent-style-name="Основнойшрифтабзаца" style:family="text">
      <style:text-properties style:font-name="JetBrains Mono" fo:color="#067D17" fo:font-size="10pt" style:font-size-asian="10pt"/>
    </style:style>
    <style:style style:name="T5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T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5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5" style:parent-style-name="Основнойшрифтабзаца" style:family="text">
      <style:text-properties style:font-name="JetBrains Mono" fo:color="#067D17" fo:font-size="10pt" style:font-size-asian="10pt"/>
    </style:style>
    <style:style style:name="T6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629" style:parent-style-name="Standard" style:family="paragraph">
      <style:paragraph-properties fo:break-before="page" fo:text-align="center" fo:background-color="#FFFFFF"/>
    </style:style>
    <style:style style:name="T6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1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632" style:parent-style-name="Standard" style:family="paragraph">
      <style:paragraph-properties fo:text-indent="0.4923in" fo:background-color="#FFFFFF"/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43" style:parent-style-name="Standard" style:family="paragraph">
      <style:paragraph-properties fo:background-color="#FFFFFF"/>
    </style:style>
    <style:style style:name="T64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5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0" style:parent-style-name="Основнойшрифтабзаца" style:family="text">
      <style:text-properties fo:language="en" fo:country="US"/>
    </style:style>
    <style:style style:name="T6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662" style:parent-style-name="Standard" style:family="paragraph">
      <style:paragraph-properties fo:text-indent="0.4923in"/>
      <style:text-properties fo:language="en" fo:country="US"/>
    </style:style>
    <style:style style:name="P663" style:parent-style-name="Standard" style:family="paragraph">
      <style:paragraph-properties fo:text-indent="0.4923in"/>
    </style:style>
    <style:style style:name="T6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68" style:parent-style-name="Standard" style:family="paragraph">
      <style:paragraph-properties fo:background-color="#FFFFFF"/>
    </style:style>
    <style:style style:name="T66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fo:language="en" fo:country="US"/>
    </style:style>
    <style:style style:name="T67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T696" style:parent-style-name="Основнойшрифтабзаца" style:family="text">
      <style:text-properties fo:language="en" fo:country="US"/>
    </style:style>
    <style:style style:name="T6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0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7" style:parent-style-name="Основнойшрифтабзаца" style:family="text">
      <style:text-properties fo:language="en" fo:country="US"/>
    </style:style>
    <style:style style:name="T7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744" style:parent-style-name="Standard" style:family="paragraph">
      <style:paragraph-properties fo:background-color="#FFFFFF"/>
      <style:text-properties fo:language="en" fo:country="US"/>
    </style:style>
    <style:style style:name="P745" style:parent-style-name="Standard" style:family="paragraph">
      <style:paragraph-properties fo:text-indent="0.4923in"/>
    </style:style>
    <style:style style:name="T7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50" style:parent-style-name="Standard" style:family="paragraph">
      <style:paragraph-properties fo:background-color="#FFFFFF"/>
    </style:style>
    <style:style style:name="T75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T75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56" style:parent-style-name="Основнойшрифтабзаца" style:family="text">
      <style:text-properties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6" style:parent-style-name="Основнойшрифтабзаца" style:family="text">
      <style:text-properties fo:language="en" fo:country="US"/>
    </style:style>
    <style:style style:name="T76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T78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T785" style:parent-style-name="Основнойшрифтабзаца" style:family="text">
      <style:text-properties fo:language="en" fo:country="US"/>
    </style:style>
    <style:style style:name="T7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1" style:parent-style-name="Основнойшрифтабзаца" style:family="text">
      <style:text-properties fo:language="en" fo:country="US"/>
    </style:style>
    <style:style style:name="T7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8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T8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T9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9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0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9" style:parent-style-name="Основнойшрифтабзаца" style:family="text">
      <style:text-properties fo:language="en" fo:country="US"/>
    </style:style>
    <style:style style:name="T10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T10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0" style:parent-style-name="Основнойшрифтабзаца" style:family="text">
      <style:text-properties fo:language="en" fo:country="US"/>
    </style:style>
    <style:style style:name="T10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67D17" fo:font-size="10pt" style:font-size-asian="10pt"/>
    </style:style>
    <style:style style:name="T11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67D17" fo:font-size="10pt" style:font-size-asian="10pt"/>
    </style:style>
    <style:style style:name="T11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67D17" fo:font-size="10pt" style:font-size-asian="10pt"/>
    </style:style>
    <style:style style:name="T11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67D17" fo:font-size="10pt" style:font-size-asian="10pt"/>
    </style:style>
    <style:style style:name="T11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067D17" fo:font-size="10pt" style:font-size-asian="10pt"/>
    </style:style>
    <style:style style:name="T11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67D17" fo:font-size="10pt" style:font-size-asian="10pt"/>
    </style:style>
    <style:style style:name="T11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067D17" fo:font-size="10pt" style:font-size-asian="10pt"/>
    </style:style>
    <style:style style:name="T11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67D17" fo:font-size="10pt" style:font-size-asian="10pt"/>
    </style:style>
    <style:style style:name="T11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3" style:parent-style-name="Основнойшрифтабзаца" style:family="text">
      <style:text-properties fo:language="en" fo:country="US"/>
    </style:style>
    <style:style style:name="T1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T12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T12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T13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7" style:parent-style-name="Основнойшрифтабзаца" style:family="text">
      <style:text-properties fo:language="en" fo:country="US"/>
    </style:style>
    <style:style style:name="T13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1" style:parent-style-name="Основнойшрифтабзаца" style:family="text">
      <style:text-properties fo:language="en" fo:country="US"/>
    </style:style>
    <style:style style:name="T13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3" style:parent-style-name="Основнойшрифтабзаца" style:family="text">
      <style:text-properties fo:language="en" fo:country="US"/>
    </style:style>
    <style:style style:name="T13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5" style:parent-style-name="Основнойшрифтабзаца" style:family="text">
      <style:text-properties fo:language="en" fo:country="US"/>
    </style:style>
    <style:style style:name="T13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5" style:parent-style-name="Основнойшрифтабзаца" style:family="text">
      <style:text-properties fo:language="en" fo:country="US"/>
    </style:style>
    <style:style style:name="T13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0" style:parent-style-name="Основнойшрифтабзаца" style:family="text">
      <style:text-properties fo:language="en" fo:country="US"/>
    </style:style>
    <style:style style:name="T1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2" style:parent-style-name="Основнойшрифтабзаца" style:family="text">
      <style:text-properties fo:language="en" fo:country="US"/>
    </style:style>
    <style:style style:name="T1403" style:parent-style-name="Основнойшрифтабзаца" style:family="text">
      <style:text-properties fo:language="en" fo:country="US"/>
    </style:style>
    <style:style style:name="T14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T14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5" style:parent-style-name="Основнойшрифтабзаца" style:family="text">
      <style:text-properties fo:language="en" fo:country="US"/>
    </style:style>
    <style:style style:name="T14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7" style:parent-style-name="Основнойшрифтабзаца" style:family="text">
      <style:text-properties fo:language="en" fo:country="US"/>
    </style:style>
    <style:style style:name="T14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3" style:parent-style-name="Основнойшрифтабзаца" style:family="text">
      <style:text-properties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5" style:parent-style-name="Основнойшрифтабзаца" style:family="text">
      <style:text-properties fo:language="en" fo:country="US"/>
    </style:style>
    <style:style style:name="T15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9" style:parent-style-name="Основнойшрифтабзаца" style:family="text">
      <style:text-properties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3" style:parent-style-name="Основнойшрифтабзаца" style:family="text">
      <style:text-properties fo:language="en" fo:country="US"/>
    </style:style>
    <style:style style:name="T1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582" style:parent-style-name="Standard" style:family="paragraph">
      <style:paragraph-properties fo:text-align="center"/>
      <style:text-properties fo:language="en" fo:country="US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/text:p>
      <text:p text:style-name="P3"><text:span text:style-name="T4">Федеральное государственное бюджетное образовательное учреждение</text:span></text:p>
      <text:p text:style-name="P5"><text:span text:style-name="T6">высшего образования</text:span></text:p>
      <text:p text:style-name="P7"><text:span text:style-name="T8">«Пермский национальный исследовательский политехнический университет»</text:span></text:p>
      <text:p text:style-name="P9"/>
      <text:p text:style-name="P10"><text:span text:style-name="T11">Кафедра ИТАС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К У Р С О В АЯ <text:s text:c="3"/>РАБОТА</text:span></text:p>
      <text:p text:style-name="P21"/>
      <text:p text:style-name="P22"><text:span text:style-name="T23">по дисциплине «СИСТЕМНОЕ ПРОГРАММИРОВАНИЕ»</text:span></text:p>
      <text:p text:style-name="P24"/>
      <text:p text:style-name="P25"><text:span text:style-name="T26">Тема: «Структурно-алгоритмическое проектирование ЭВМ»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Выполнил</text:span></text:p>
      <text:p text:style-name="P35"><text:span text:style-name="T36"><text:s text:c="69"/>студент группы РИС-19-1б</text:span></text:p>
      <text:p text:style-name="P37"/>
      <text:p text:style-name="P38"><text:span text:style-name="T39"><text:s text:c="69"/>_____________ Миннахметов Э.Ю.</text:span></text:p>
      <text:p text:style-name="P40"/>
      <text:p text:style-name="P41"/>
      <text:p text:style-name="P42"><text:span text:style-name="T43">Руководитель</text:span></text:p>
      <text:p text:style-name="P44"/>
      <text:p text:style-name="P45"><text:span text:style-name="T46"><text:s text:c="45"/></text:span><text:span text:style-name="T47"><text:s text:c="23"/>____________ Кузнецов Д.Б.</text:span></text:p>
      <text:p text:style-name="P48"/>
      <text:p text:style-name="P49"/>
      <text:p text:style-name="P50"/>
      <text:p text:style-name="Standard"><text:span text:style-name="T51">Дата сдачи<text:s/></text:span><text:span text:style-name="T52">18.01.2022 г.</text:span></text:p>
      <text:p text:style-name="P53"/>
      <text:p text:style-name="Standard"><text:span text:style-name="T54">Дата защиты<text:s/></text:span><text:span text:style-name="T55">20.01.2022 г.</text:span></text:p>
      <text:p text:style-name="P56"/>
      <text:p text:style-name="Standard"><text:span text:style-name="T57">Оценка</text:span><text:span text:style-name="T58"><text:s/>_______________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Пермь, 2021</text:p>
      <text:soft-page-break/>
      <text:p text:style-name="P68"><text:span text:style-name="T69">Содержание</text:span></text:p>
      <text:p text:style-name="P70"><text:span text:style-name="T71">Перечень используемых условных обозначений, сокращений и терминов</text:span><text:span text:style-name="T72"><text:tab/></text:span><text:span text:style-name="T73"><text:tab/>6</text:span></text:p>
      <text:p text:style-name="P74"><text:span text:style-name="T75">Введение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7</text:span></text:p>
      <text:list text:style-name="WWNum5">
        <text:list-item text:start-value="1">
          <text:p text:style-name="P87"><text:span text:style-name="T88">Исследование предметной области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8</text:span></text:p>
        </text:list-item>
      </text:list>
      <text:p text:style-name="P96"><text:span text:style-name="T97">1.1 Устройство управления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8</text:span></text:p>
      <text:p text:style-name="P106"><text:span text:style-name="T107">1.2 Ассоциативная память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8</text:span></text:p>
      <text:p text:style-name="P116"><text:span text:style-name="T117">1.3 Адресация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9</text:span></text:p>
      <text:list text:style-name="WWNum5" text:continue-numbering="true">
        <text:list-item>
          <text:p text:style-name="P128"><text:span text:style-name="T129">Разработка устройства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11</text:span></text:p>
        </text:list-item>
      </text:list>
      <text:p text:style-name="P139"><text:span text:style-name="T140">2.1 Анализ исходных данных задания на курсовую работу</text:span><text:span text:style-name="T141"><text:tab/></text:span><text:span text:style-name="T142"><text:tab/></text:span><text:span text:style-name="T143"><text:tab/></text:span><text:span text:style-name="T144"><text:tab/>11</text:span></text:p>
      <text:p text:style-name="P145"><text:span text:style-name="T146">2.2Спецификация устройства на</text:span><text:span text:style-name="T147"><text:s/>уровне «черного ящика»</text:span><text:span text:style-name="T148"><text:tab/></text:span><text:span text:style-name="T149"><text:tab/></text:span><text:span text:style-name="T150"><text:tab/></text:span><text:span text:style-name="T151"><text:tab/>11</text:span></text:p>
      <text:p text:style-name="P152"><text:span text:style-name="T153">2.3 Представление черного ящика в виде операционной и управляющей частей</text:span><text:span text:style-name="T154"><text:tab/>11</text:span></text:p>
      <text:p text:style-name="P155"><text:span text:style-name="T156">2.4 Разработка структуры операционной части устройства</text:span><text:span text:style-name="T157"><text:tab/></text:span><text:span text:style-name="T158"><text:tab/></text:span><text:span text:style-name="T159"><text:tab/></text:span><text:span text:style-name="T160"><text:tab/>12</text:span></text:p>
      <text:p text:style-name="P161"><text:span text:style-name="T162">2.5 Составление схемы алгоритма работы устройства и его микропрограммы</text:span><text:span text:style-name="T163"><text:tab/>14</text:span></text:p>
      <text:p text:style-name="P164"><text:bookmark-start text:name="_heading=h.gjdgxs"/><text:bookmark-end text:name="_heading=h.gjdgxs"/><text:span text:style-name="T165">2.6<text:s/></text:span><text:span text:style-name="T166">Разработка схемы алгоритма работы<text:s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15</text:span></text:p>
      <text:p text:style-name="P173"><text:span text:style-name="T174">2.7 Составление полной спецификации устройства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19</text:span></text:p>
      <text:p text:style-name="P180"><text:span text:style-name="T181">2.8 Разработка фрагмента функциональной схемы вычитателя</text:span><text:span text:style-name="T182"><text:tab/></text:span><text:span text:style-name="T183"><text:tab/></text:span><text:span text:style-name="T184"><text:tab/>19</text:span></text:p>
      <text:p text:style-name="P185"><text:span text:style-name="T186">2.9 Контрольный пример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21</text:span></text:p>
      <text:p text:style-name="P195"><text:span text:style-name="T196">2.10 Временная диаграмма работы УУ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23</text:span></text:p>
      <text:p text:style-name="P204"><text:span text:style-name="T205">Заключение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24</text:span></text:p>
      <text:p text:style-name="P217"><text:span text:style-name="T218">Список литературы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25</text:span></text:p>
      <text:p text:style-name="P229"/>
      <text:soft-page-break/>
      <text:p text:style-name="P230"><text:span text:style-name="T231">Введение</text:span></text:p>
      <text:p text:style-name="P232"/>
      <text:p text:style-name="P233"><text:bookmark-start text:name="_heading=h.30j0zll"/><text:bookmark-end text:name="_heading=h.30j0zll"/><text:span text:style-name="T234">Цель работы (проекта) –<text:s/></text:span><text:span text:style-name="T235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</text:span><text:span text:style-name="T236">ядов. Результатом поиска, выводимым на ШД, является весь байт</text:span><text:span text:style-name="T237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238"><text:span text:style-name="T239">В работе представлена спецификация устройства на уровне «черного ящика», р</text:span><text:span text:style-name="T240">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</text:span><text:span text:style-name="T241">ета контрольного примера.</text:span></text:p>
      <text:soft-page-break/>
      <text:p text:style-name="P242"><text:span text:style-name="T243">1 Анализ предметной области</text:span></text:p>
      <text:p text:style-name="P244"/>
      <text:p text:style-name="P245">аываыв</text:p>
      <text:p text:style-name="P246"/>
      <text:p text:style-name="P247"/>
      <text:p text:style-name="P248">2 Технология реализации</text:p>
      <text:p text:style-name="P249"/>
      <text:p text:style-name="P250">Ваываываы</text:p>
      <text:p text:style-name="P251"/>
      <text:soft-page-break/>
      <text:p text:style-name="P252"><text:span text:style-name="T253">Заключение</text:span></text:p>
      <text:p text:style-name="P254"><text:span text:style-name="T255">Задача курсовой работы – разработка алгоритма работы и структуры работы устройства для выполнения четырех команд</text:span></text:p>
      <text:p text:style-name="P256"><text:span text:style-name="T257">Поставленная задача<text:s/></text:span><text:span text:style-name="T258">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259"/>
      <text:p text:style-name="P260"/>
      <text:soft-page-break/>
      <text:p text:style-name="P261"><text:span text:style-name="T262">Список используемой литературы</text:span></text:p>
      <text:p text:style-name="P263"/>
      <text:list text:style-name="WWNum4">
        <text:list-item text:start-value="1">
          <text:p text:style-name="P264"><text:span text:style-name="T265">Павловская Т.А. С/С++. Программирование на языке высокого уровня: Учеб. пособие. – СПб.:Питер, 2007. – 461 с.</text:span></text:p>
        </text:list-item>
        <text:list-item>
          <text:p text:style-name="P266"><text:span text:style-name="T267">Павловская Т.А., Щупак Ю.А. С/С++. Программирование на языке высокого уровня. Структурное программирование: Практи</text:span><text:span text:style-name="T268">кум. – СПб.:Питер, 2003. – 240 с.</text:span></text:p>
        </text:list-item>
        <text:list-item>
          <text:p text:style-name="P269"><text:span text:style-name="T270">Жмакин А. П. Архитектура ЭВМ: 2-е изд., перераб. и доп.: учеб. пособие. — СПб.: БХВ-Петербург, 2010. — 352 с.</text:span></text:p>
        </text:list-item>
      </text:list>
      <text:p text:style-name="P271"/>
      <text:p text:style-name="P272"/>
      <text:p text:style-name="P273">Приложение А</text:p>
      <text:p text:style-name="P274"/>
      <text:p text:style-name="P275">Листинг файла CMakeLists.txt:</text:p>
      <text:p text:style-name="P276"><text:span text:style-name="T277">cmake_minimum_required</text:span><text:span text:style-name="T278">(</text:span><text:span text:style-name="T279">VERSION 3.20</text:span><text:span text:style-name="T280">)</text:span><text:span text:style-name="T281"><text:line-break/></text:span><text:span text:style-name="T282">project</text:span><text:span text:style-name="T283">(</text:span><text:span text:style-name="T284">sysprog C</text:span><text:span text:style-name="T285">)</text:span><text:span text:style-name="T286"><text:line-break/></text:span><text:span text:style-name="T287"><text:line-break/></text:span><text:span text:style-name="T288">set</text:span><text:span text:style-name="T289">(</text:span><text:span text:style-name="T290">CMAKE_C_STANDARD 11</text:span><text:span text:style-name="T291">)</text:span><text:span text:style-name="T292"><text:line-break/></text:span><text:span text:style-name="T293">set</text:span><text:span text:style-name="T294">(</text:span><text:span text:style-name="T295">THREADS_PREFER_PTHREAD_FLAG ON</text:span><text:span text:style-name="T296">)</text:span><text:span text:style-name="T297"><text:line-break/></text:span><text:span text:style-name="T298">find_package</text:span><text:span text:style-name="T299">(</text:span><text:span text:style-name="T300">Threads REQUIRED</text:span><text:span text:style-name="T301">)</text:span><text:span text:style-name="T302"><text:line-break/></text:span><text:span text:style-name="T303"><text:line-break/></text:span><text:span text:style-name="T304">include_directories</text:span><text:span text:style-name="T305">(</text:span><text:span text:style-name="T306">.</text:span><text:span text:style-name="T307">)</text:span><text:span text:style-name="T308"><text:line-break/></text:span><text:span text:style-name="T309"><text:line-break/></text:span><text:span text:style-name="T310">add_executable</text:span><text:span text:style-name="T311">(</text:span><text:span text:style-name="T312">server main_server.c server.h server.c consts.h</text:span><text:span text:style-name="T313">)</text:span><text:span text:style-name="T314"><text:line-break/></text:span><text:span text:style-name="T315">add_executable</text:span><text:span text:style-name="T316">(</text:span><text:span text:style-name="T317">client main_client.c client.h client.c consts.h</text:span><text:span text:style-name="T318">)</text:span><text:span text:style-name="T319"><text:line-break/></text:span><text:span text:style-name="T320"><text:line-break/></text:span><text:span text:style-name="T321">target_link_libraries</text:span><text:span text:style-name="T322">(</text:span><text:span text:style-name="T323">server PRIVATE Threads::Threads m</text:span><text:span text:style-name="T324">)</text:span><text:span text:style-name="T325"><text:line-break/></text:span><text:span text:style-name="T326">target_link_libraries</text:span><text:span text:style-name="T327">(</text:span><text:span text:style-name="T328">client</text:span><text:span text:style-name="T329">)</text:span></text:p>
      <text:p text:style-name="P330"/>
      <text:p text:style-name="P331"><text:span text:style-name="T332">Листинг</text:span><text:span text:style-name="T333"><text:s/></text:span><text:span text:style-name="T334">файла</text:span><text:span text:style-name="T335"><text:s/>c</text:span><text:span text:style-name="T336">onsts.h</text:span><text:span text:style-name="T337">:</text:span></text:p>
      <text:p text:style-name="P338"><text:span text:style-name="T339">#pragma<text:s/></text:span><text:span text:style-name="T340">once</text:span><text:span text:style-name="T341"><text:line-break/></text:span><text:span text:style-name="T342"><text:line-break/></text:span><text:span text:style-name="T343">#define<text:s/></text:span><text:span text:style-name="T344">PORT<text:s/></text:span><text:span text:style-name="T345">3456</text:span></text:p>
      <text:p text:style-name="P346"/>
      <text:p text:style-name="P347">Приложение Б</text:p>
      <text:p text:style-name="P348"/>
      <text:p text:style-name="P349"><text:span text:style-name="T350">Листинг файла<text:s/></text:span><text:span text:style-name="T351">main</text:span><text:span text:style-name="T352">_</text:span><text:span text:style-name="T353">client</text:span><text:span text:style-name="T354">.</text:span><text:span text:style-name="T355">c</text:span><text:span text:style-name="T356">:</text:span></text:p>
      <text:p text:style-name="P357"><text:span text:style-name="T358">#include<text:s/></text:span><text:span text:style-name="T359">&lt;client.h&gt;</text:span><text:span text:style-name="T360"><text:line-break/></text:span><text:span text:style-name="T361"><text:line-break/></text:span><text:span text:style-name="T362">int<text:s/></text:span><text:span text:style-name="T363">main</text:span><text:span text:style-name="T364">() {</text:span><text:span text:style-name="T365"><text:line-break/></text:span><text:span text:style-name="T366"><text:s text:c="4"/>client_run();</text:span><text:span text:style-name="T367"><text:line-break/></text:span><text:span text:style-name="T368"><text:s text:c="4"/></text:span><text:span text:style-name="T369">return<text:s/></text:span><text:span text:style-name="T370">0</text:span><text:span text:style-name="T371">;</text:span><text:span text:style-name="T372"><text:line-break/></text:span><text:span text:style-name="T373">}</text:span></text:p>
      <text:p text:style-name="P374"/>
      <text:p text:style-name="P375"><text:span text:style-name="T376">Листинг</text:span><text:span text:style-name="T377"><text:s/></text:span><text:span text:style-name="T378">файла</text:span><text:span text:style-name="T379"><text:s/>client.h:</text:span></text:p>
      <text:p text:style-name="P380"><text:span text:style-name="T381">#pragma<text:s/></text:span><text:span text:style-name="T382">once</text:span><text:span text:style-name="T383"><text:line-break/></text:span><text:span text:style-name="T384"><text:line-break/></text:span><text:span text:style-name="T385">void<text:s/></text:span><text:span text:style-name="T386">client_run</text:span><text:span text:style-name="T387">();</text:span></text:p>
      <text:p text:style-name="P388"/>
      <text:p text:style-name="P389"><text:span text:style-name="T390">Листинг</text:span><text:span text:style-name="T391"><text:s/></text:span><text:span text:style-name="T392">файла</text:span><text:span text:style-name="T393"><text:s/>client.c:</text:span></text:p>
      <text:p text:style-name="P394"><text:span text:style-name="T395">#include<text:s/></text:span><text:span text:style-name="T396">"client.h"</text:span><text:span text:style-name="T397"><text:line-break/></text:span><text:span text:style-name="T398">#include<text:s/></text:span><text:span text:style-name="T399">"consts.h"</text:span><text:span text:style-name="T400"><text:line-break/></text:span><text:span text:style-name="T401"><text:line-break/></text:span><text:span text:style-name="T402">#include<text:s/></text:span><text:span text:style-name="T403">&lt;stdio.h&gt;</text:span><text:span text:style-name="T404"><text:line-break/></text:span><text:span text:style-name="T405">#include<text:s/></text:span><text:span text:style-name="T406">&lt;unistd.h&gt;</text:span><text:span text:style-name="T407"><text:line-break/></text:span><text:span text:style-name="T408">#include<text:s/></text:span><text:span text:style-name="T409">&lt;string.h&gt;</text:span><text:span text:style-name="T410"><text:line-break/></text:span><text:span text:style-name="T411">#include<text:s/></text:span><text:span text:style-name="T412">&lt;sys/socket.h&gt;</text:span><text:span text:style-name="T413"><text:line-break/></text:span><text:span text:style-name="T414">#include<text:s/></text:span><text:span text:style-name="T415">&lt;netinet/in.h&gt;</text:span><text:span text:style-name="T416"><text:line-break/></text:span><text:span text:style-name="T417"><text:line-break/></text:span><text:span text:style-name="T418">void<text:s/></text:span><text:span text:style-name="T419">client_run</text:span><text:span text:style-name="T420">() {</text:span><text:span text:style-name="T421"><text:line-break/></text:span><text:span text:style-name="T422"><text:s text:c="4"/></text:span><text:span text:style-name="T423">size_t<text:s/></text:span><text:span text:style-name="T424">buf_size<text:s/></text:span><text:span text:style-name="T425">=<text:s/></text:span><text:span text:style-name="T426">1024</text:span><text:span text:style-name="T427">;</text:span><text:span text:style-name="T428"><text:line-break/></text:span><text:span text:style-name="T429"><text:s text:c="4"/></text:span><text:span text:style-name="T430">char<text:s/></text:span><text:span text:style-name="T431">buf</text:span><text:span text:style-name="T432">[</text:span><text:span text:style-name="T433">1024</text:span><text:span text:style-name="T434">];</text:span><text:span text:style-name="T435"><text:line-break/></text:span><text:span text:style-name="T436"><text:s text:c="4"/></text:span><text:span text:style-name="T437">char<text:s/></text:span><text:span text:style-name="T438">*</text:span><text:span text:style-name="T439">buff<text:s/></text:span><text:span text:style-name="T440">=<text:s/></text:span><text:span text:style-name="T441">buf</text:span><text:span text:style-name="T442">;</text:span><text:span text:style-name="T443"><text:line-break/></text:span><text:span text:style-name="T444"><text:line-break/></text:span><text:span text:style-name="T445"><text:s text:c="4"/></text:span><text:span text:style-name="T446">int<text:s/></text:span><text:span text:style-name="T447">sock</text:span><text:span text:style-name="T448">;</text:span><text:span text:style-name="T449"><text:line-break/></text:span><text:span text:style-name="T450"><text:s text:c="4"/></text:span><text:span text:style-name="T451">struct<text:s/></text:span><text:span text:style-name="T452">sockaddr_in<text:s/></text:span><text:span text:style-name="T453">addr</text:span><text:span text:style-name="T454">;</text:span><text:span text:style-name="T455"><text:line-break/></text:span><text:span text:style-name="T456"><text:line-break/></text:span><text:span text:style-name="T457"><text:s text:c="4"/></text:span><text:span text:style-name="T458">do<text:s/></text:span><text:span text:style-name="T459">{</text:span><text:span text:style-name="T460"><text:line-break/></text:span><text:span text:style-name="T461"><text:s text:c="8"/></text:span><text:span text:style-name="T462">sock<text:s/></text:span><text:span text:style-name="T463">= socket(</text:span><text:span text:style-name="T464">AF_INET</text:span><text:span text:style-name="T465">,<text:s/></text:span><text:span text:style-name="T466">SOCK_STREAM</text:span><text:span text:style-name="T467">,<text:s/></text:span><text:span text:style-name="T468">0</text:span><text:span text:style-name="T469">);</text:span><text:span text:style-name="T470"><text:line-break/></text:span><text:span text:style-name="T471"><text:s text:c="8"/></text:span><text:span text:style-name="T472">if<text:s/></text:span><text:span text:style-name="T473">(</text:span><text:span text:style-name="T474">sock<text:s/></text:span><text:span text:style-name="T475">&lt;<text:s/></text:span><text:span text:style-name="T476">0</text:span><text:span text:style-name="T477">) {</text:span><text:span text:style-name="T478"><text:line-break/></text:span><text:span text:style-name="T479"><text:s text:c="12"/>usleep(</text:span><text:span text:style-name="T480">100</text:span><text:span text:style-name="T481">);</text:span><text:span text:style-name="T482"><text:line-break/></text:span><text:span text:style-name="T483"><text:s text:c="8"/>}</text:span><text:span text:style-name="T484"><text:line-break/></text:span><text:span text:style-name="T485"><text:s text:c="4"/>}<text:s/></text:span><text:span text:style-name="T486">while<text:s/></text:span><text:span text:style-name="T487">(</text:span><text:span text:style-name="T488">sock<text:s/></text:span><text:span text:style-name="T489">&lt;<text:s/></text:span><text:span text:style-name="T490">0</text:span><text:span text:style-name="T491">);</text:span><text:span text:style-name="T492"><text:line-break/></text:span><text:span text:style-name="T493"><text:line-break/></text:span><text:span text:style-name="T494"><text:s text:c="4"/></text:span><text:span text:style-name="T495">addr</text:span><text:span text:style-name="T496">.</text:span><text:span text:style-name="T497">sin_family<text:s/></text:span><text:span text:style-name="T498">=<text:s/></text:span><text:span text:style-name="T499">AF_INET</text:span><text:span text:style-name="T500">;</text:span><text:span text:style-name="T501"><text:line-break/></text:span><text:span text:style-name="T502"><text:s text:c="4"/></text:span><text:span text:style-name="T503">addr</text:span><text:span text:style-name="T504">.</text:span><text:span text:style-name="T505">sin_port<text:s/></text:span><text:span text:style-name="T506">= htons(</text:span><text:span text:style-name="T507">PORT</text:span><text:span text:style-name="T508">);</text:span><text:span text:style-name="T509"><text:line-break/></text:span><text:span text:style-name="T510"><text:s text:c="4"/></text:span><text:span text:style-name="T511">addr</text:span><text:span text:style-name="T512">.</text:span><text:span text:style-name="T513">sin_addr</text:span><text:span text:style-name="T514">.</text:span><text:span text:style-name="T515">s_addr<text:s/></text:span><text:span text:style-name="T516">= htonl(</text:span><text:span text:style-name="T517">INADDR_LOOPBACK</text:span><text:span text:style-name="T518">);</text:span><text:span text:style-name="T519"><text:line-break/></text:span><text:span text:style-name="T520"><text:s text:c="4"/></text:span><text:span text:style-name="T521">int<text:s/></text:span><text:span text:style-name="T522">isConnect</text:span><text:span text:style-name="T523">;</text:span><text:span text:style-name="T524"><text:line-break/></text:span><text:span text:style-name="T525"><text:s text:c="4"/></text:span><text:span text:style-name="T526">do<text:s/></text:span><text:span text:style-name="T527">{</text:span><text:span text:style-name="T528"><text:line-break/></text:span><text:span text:style-name="T529"><text:s text:c="8"/></text:span><text:span text:style-name="T530">isConnect<text:s/></text:span><text:span text:style-name="T531">= connect(</text:span><text:span text:style-name="T532">sock</text:span><text:span text:style-name="T533">, (</text:span><text:span text:style-name="T534">struct<text:s/></text:span><text:span text:style-name="T535">sockaddr<text:s/></text:span><text:span text:style-name="T536">*) &amp;</text:span><text:span text:style-name="T537">addr</text:span><text:span text:style-name="T538">,<text:s/></text:span><text:span text:style-name="T539">sizeof</text:span><text:span text:style-name="T540">(</text:span><text:span text:style-name="T541">addr</text:span><text:span text:style-name="T542">));</text:span><text:span text:style-name="T543"><text:line-break/></text:span><text:span text:style-name="T544"><text:s text:c="8"/></text:span><text:span text:style-name="T545">if<text:s/></text:span><text:span text:style-name="T546">(</text:span><text:span text:style-name="T547">isConnect<text:s/></text:span><text:span text:style-name="T548">&lt;<text:s/></text:span><text:span text:style-name="T549">0</text:span><text:span text:style-name="T550">) {</text:span><text:span text:style-name="T551"><text:line-break/></text:span><text:span text:style-name="T552"><text:s text:c="12"/>usleep(</text:span><text:span text:style-name="T553">100</text:span><text:span text:style-name="T554">);</text:span><text:span text:style-name="T555"><text:line-break/></text:span><text:span text:style-name="T556"><text:s text:c="8"/>}</text:span><text:span text:style-name="T557"><text:line-break/></text:span><text:span text:style-name="T558"><text:s text:c="4"/>}<text:s/></text:span><text:span text:style-name="T559">while<text:s/></text:span><text:span text:style-name="T560">(</text:span><text:span text:style-name="T561">isConnect<text:s/></text:span><text:span text:style-name="T562">&lt;<text:s/></text:span><text:span text:style-name="T563">0</text:span><text:span text:style-name="T564">);</text:span><text:span text:style-name="T565"><text:line-break/></text:span><text:span text:style-name="T566"><text:line-break/></text:span><text:span text:style-name="T567"><text:s text:c="4"/>printf(</text:span><text:span text:style-name="T568">"</text:span><text:span text:style-name="T569">Клиент</text:span><text:span text:style-name="T570">: "</text:span><text:span text:style-name="T571">);</text:span><text:span text:style-name="T572"><text:line-break/></text:span><text:span text:style-name="T573"><text:s text:c="4"/>scanf(</text:span><text:span text:style-name="T574">"%s"</text:span><text:span text:style-name="T575">,<text:s/></text:span><text:span text:style-name="T576">buff</text:span><text:span text:style-name="T577">);</text:span><text:span text:style-name="T578"><text:line-break/></text:span><text:span text:style-name="T579"><text:s text:c="4"/>getchar();</text:span><text:span text:style-name="T580"><text:line-break/></text:span><text:span text:style-name="T581"><text:s text:c="4"/>send(</text:span><text:span text:style-name="T582">sock</text:span><text:span text:style-name="T583">,<text:s/></text:span><text:span text:style-name="T584">buf</text:span><text:span text:style-name="T585">, strlen(</text:span><text:span text:style-name="T586">buf</text:span><text:span text:style-name="T587">),<text:s/></text:span><text:span text:style-name="T588">0</text:span><text:span text:style-name="T589">);</text:span><text:span text:style-name="T590"><text:line-break/></text:span><text:span text:style-name="T591"><text:s text:c="4"/>memset(</text:span><text:span text:style-name="T592">buf</text:span><text:span text:style-name="T593">,<text:s/></text:span><text:span text:style-name="T594">'</text:span><text:span text:style-name="T595">\0</text:span><text:span text:style-name="T596">'</text:span><text:span text:style-name="T597">,<text:s/></text:span><text:span text:style-name="T598">buf_size</text:span><text:span text:style-name="T599">);</text:span><text:span text:style-name="T600"><text:line-break/></text:span><text:soft-page-break/><text:span text:style-name="T601"><text:s text:c="4"/>recv(</text:span><text:span text:style-name="T602">sock</text:span><text:span text:style-name="T603">,<text:s/></text:span><text:span text:style-name="T604">buf</text:span><text:span text:style-name="T605">,<text:s/></text:span><text:span text:style-name="T606">sizeof</text:span><text:span text:style-name="T607">(</text:span><text:span text:style-name="T608">buf</text:span><text:span text:style-name="T609">),<text:s/></text:span><text:span text:style-name="T610">0</text:span><text:span text:style-name="T611">);</text:span><text:span text:style-name="T612"><text:line-break/></text:span><text:span text:style-name="T613"><text:s text:c="4"/>printf(</text:span><text:span text:style-name="T614">"</text:span><text:span text:style-name="T615">Сервер</text:span><text:span text:style-name="T616">: %s</text:span><text:span text:style-name="T617">\n</text:span><text:span text:style-name="T618">"</text:span><text:span text:style-name="T619">,<text:s/></text:span><text:span text:style-name="T620">buf</text:span><text:span text:style-name="T621">);</text:span><text:span text:style-name="T622"><text:line-break/></text:span><text:span text:style-name="T623"><text:line-break/></text:span><text:span text:style-name="T624"><text:s text:c="4"/>close(</text:span><text:span text:style-name="T625">sock</text:span><text:span text:style-name="T626">);</text:span><text:span text:style-name="T627"><text:line-break/></text:span><text:span text:style-name="T628">}</text:span></text:p>
      <text:soft-page-break/>
      <text:p text:style-name="P629"><text:span text:style-name="T630">Приложение В</text:span></text:p>
      <text:p text:style-name="P631"/>
      <text:p text:style-name="P632"><text:span text:style-name="T633">Листинг</text:span><text:span text:style-name="T634"><text:s/></text:span><text:span text:style-name="T635">файла</text:span><text:span text:style-name="T636"><text:s/></text:span><text:span text:style-name="T637">main</text:span><text:span text:style-name="T638">_</text:span><text:span text:style-name="T639">server</text:span><text:span text:style-name="T640">.</text:span><text:span text:style-name="T641">c</text:span><text:span text:style-name="T642">:</text:span></text:p>
      <text:p text:style-name="P643"><text:span text:style-name="T644">#include<text:s/></text:span><text:span text:style-name="T645">&lt;server.h&gt;</text:span><text:span text:style-name="T646"><text:line-break/></text:span><text:span text:style-name="T647"><text:line-break/></text:span><text:span text:style-name="T648">int<text:s/></text:span><text:span text:style-name="T649">main</text:span><text:span text:style-name="T650">() {</text:span><text:span text:style-name="T651"><text:line-break/></text:span><text:span text:style-name="T652"><text:s text:c="4"/>server_run(</text:span><text:span text:style-name="T653">1</text:span><text:span text:style-name="T654">);</text:span><text:span text:style-name="T655"><text:line-break/></text:span><text:span text:style-name="T656"><text:s text:c="4"/></text:span><text:span text:style-name="T657">return<text:s/></text:span><text:span text:style-name="T658">0</text:span><text:span text:style-name="T659">;</text:span><text:span text:style-name="T660"><text:line-break/></text:span><text:span text:style-name="T661">}</text:span></text:p>
      <text:p text:style-name="P662"/>
      <text:p text:style-name="P663"><text:span text:style-name="T664">Листинг</text:span><text:span text:style-name="T665"><text:s/></text:span><text:span text:style-name="T666">файла</text:span><text:span text:style-name="T667"><text:s/>server.h:</text:span></text:p>
      <text:p text:style-name="P668"><text:span text:style-name="T669">#pragma<text:s/></text:span><text:span text:style-name="T670">once</text:span><text:span text:style-name="T671"><text:line-break/></text:span><text:span text:style-name="T672"><text:line-break/></text:span><text:span text:style-name="T673">#include<text:s/></text:span><text:span text:style-name="T674">&lt;semaphore.h&gt;</text:span><text:span text:style-name="T675"><text:line-break/></text:span><text:span text:style-name="T676"><text:line-break/></text:span><text:span text:style-name="T677">typedef struct<text:s/></text:span><text:span text:style-name="T678">{</text:span><text:span text:style-name="T679"><text:line-break/></text:span><text:span text:style-name="T680"><text:s text:c="4"/></text:span><text:span text:style-name="T681">sem_t<text:s/></text:span><text:span text:style-name="T682">semaphore</text:span><text:span text:style-name="T683">;</text:span><text:span text:style-name="T684"><text:line-break/></text:span><text:span text:style-name="T685"><text:s text:c="4"/></text:span><text:span text:style-name="T686">int<text:s/></text:span><text:span text:style-name="T687">current_index</text:span><text:span text:style-name="T688">,<text:s/></text:span><text:span text:style-name="T689">sum_of_numbers</text:span><text:span text:style-name="T690">;</text:span><text:span text:style-name="T691"><text:line-break/></text:span><text:span text:style-name="T692">}<text:s/></text:span><text:span text:style-name="T693">resources_t</text:span><text:span text:style-name="T694">;</text:span><text:span text:style-name="T695"><text:line-break/></text:span><text:span text:style-name="T696"><text:line-break/></text:span><text:span text:style-name="T697">typedef struct<text:s/></text:span><text:span text:style-name="T698">{</text:span><text:span text:style-name="T699"><text:line-break/></text:span><text:span text:style-name="T700"><text:s text:c="4"/></text:span><text:span text:style-name="T701">int<text:s/></text:span><text:span text:style-name="T702">socket</text:span><text:span text:style-name="T703">;</text:span><text:span text:style-name="T704"><text:line-break/></text:span><text:span text:style-name="T705"><text:s text:c="4"/></text:span><text:span text:style-name="T706">resources_t<text:s/></text:span><text:span text:style-name="T707">*</text:span><text:span text:style-name="T708">resources</text:span><text:span text:style-name="T709">;</text:span><text:span text:style-name="T710"><text:line-break/></text:span><text:span text:style-name="T711">}<text:s/></text:span><text:span text:style-name="T712">thread_data_t</text:span><text:span text:style-name="T713">;</text:span><text:span text:style-name="T714"><text:line-break/></text:span><text:span text:style-name="T715"><text:line-break/></text:span><text:span text:style-name="T716">void<text:s/></text:span><text:span text:style-name="T717">server_run</text:span><text:span text:style-name="T718">(</text:span><text:span text:style-name="T719">int<text:s/></text:span><text:span text:style-name="T720">logged);</text:span><text:span text:style-name="T721"><text:line-break/></text:span><text:span text:style-name="T722">void<text:s/></text:span><text:span text:style-name="T723">*</text:span><text:span text:style-name="T724">socket_thread</text:span><text:span text:style-name="T725">(</text:span><text:span text:style-name="T726">void<text:s/></text:span><text:span text:style-name="T727">*arg);</text:span><text:span text:style-name="T728"><text:line-break/></text:span><text:span text:style-name="T729"><text:line-break/></text:span><text:span text:style-name="T730">int<text:s/></text:span><text:span text:style-name="T731">isNumber</text:span><text:span text:style-name="T732">(</text:span><text:span text:style-name="T733">const char<text:s/></text:span><text:span text:style-name="T734">*input,<text:s/></text:span><text:span text:style-name="T735">int<text:s/></text:span><text:span text:style-name="T736">*output);</text:span><text:span text:style-name="T737"><text:line-break/></text:span><text:span text:style-name="T738">char<text:s/></text:span><text:span text:style-name="T739">*</text:span><text:span text:style-name="T740">numberToString</text:span><text:span text:style-name="T741">(</text:span><text:span text:style-name="T742">int<text:s/></text:span><text:span text:style-name="T743">number);</text:span></text:p>
      <text:p text:style-name="P744"/>
      <text:p text:style-name="P745"><text:span text:style-name="T746">Листинг</text:span><text:span text:style-name="T747"><text:s/></text:span><text:span text:style-name="T748">файла</text:span><text:span text:style-name="T749"><text:s/>server.c:</text:span></text:p>
      <text:p text:style-name="P750"><text:span text:style-name="T751">#include<text:s/></text:span><text:span text:style-name="T752">"server.h"</text:span><text:span text:style-name="T753"><text:line-break/></text:span><text:span text:style-name="T754">#include<text:s/></text:span><text:span text:style-name="T755">"consts.h"</text:span><text:span text:style-name="T756"><text:line-break/></text:span><text:span text:style-name="T757"><text:line-break/></text:span><text:span text:style-name="T758">#include<text:s/></text:span><text:span text:style-name="T759">&lt;stdio.h&gt;</text:span><text:span text:style-name="T760"><text:line-break/></text:span><text:span text:style-name="T761">#include<text:s/></text:span><text:span text:style-name="T762">&lt;stdlib.h&gt;</text:span><text:span text:style-name="T763"><text:line-break/></text:span><text:span text:style-name="T764">#include<text:s/></text:span><text:span text:style-name="T765">&lt;string.h&gt;</text:span><text:span text:style-name="T766"><text:line-break/></text:span><text:span text:style-name="T767">#include<text:s/></text:span><text:span text:style-name="T768">&lt;pthread.h&gt;</text:span><text:span text:style-name="T769"><text:line-break/></text:span><text:span text:style-name="T770">#include<text:s/></text:span><text:span text:style-name="T771">&lt;sys/ipc.h&gt;</text:span><text:span text:style-name="T772"><text:line-break/></text:span><text:span text:style-name="T773">#include<text:s/></text:span><text:span text:style-name="T774">&lt;sys/sem.h&gt;</text:span><text:span text:style-name="T775"><text:line-break/></text:span><text:span text:style-name="T776">#include<text:s/></text:span><text:span text:style-name="T777">&lt;sys/types.h&gt;</text:span><text:span text:style-name="T778"><text:line-break/></text:span><text:span text:style-name="T779">#include<text:s/></text:span><text:span text:style-name="T780">&lt;sys/socket.h&gt;</text:span><text:span text:style-name="T781"><text:line-break/></text:span><text:span text:style-name="T782">#include<text:s/></text:span><text:span text:style-name="T783">&lt;netinet/in.h&gt;</text:span><text:span text:style-name="T784"><text:line-break/></text:span><text:span text:style-name="T785"><text:line-break/></text:span><text:span text:style-name="T786">void<text:s/></text:span><text:span text:style-name="T787">server_run</text:span><text:span text:style-name="T788">(</text:span><text:span text:style-name="T789">int<text:s/></text:span><text:span text:style-name="T790">logged) {</text:span><text:span text:style-name="T791"><text:line-break/></text:span><text:span text:style-name="T792"><text:s text:c="4"/></text:span><text:span text:style-name="T793">int<text:s/></text:span><text:span text:style-name="T794">listener</text:span><text:span text:style-name="T795">;</text:span><text:span text:style-name="T796"><text:line-break/></text:span><text:span text:style-name="T797"><text:s text:c="4"/></text:span><text:span text:style-name="T798">struct<text:s/></text:span><text:span text:style-name="T799">sockaddr_in<text:s/></text:span><text:span text:style-name="T800">addr</text:span><text:span text:style-name="T801">;</text:span><text:span text:style-name="T802"><text:line-break/></text:span><text:span text:style-name="T803"><text:s text:c="4"/></text:span><text:span text:style-name="T804">resources_t<text:s/></text:span><text:span text:style-name="T805">resources<text:s/></text:span><text:span text:style-name="T806">= {{},<text:s/></text:span><text:span text:style-name="T807">0</text:span><text:span text:style-name="T808">,<text:s/></text:span><text:span text:style-name="T809">0</text:span><text:span text:style-name="T810">};</text:span><text:span text:style-name="T811"><text:line-break/></text:span><text:span text:style-name="T812"><text:s text:c="4"/>sem_init(&amp;</text:span><text:span text:style-name="T813">resources</text:span><text:span text:style-name="T814">.</text:span><text:span text:style-name="T815">semaphore</text:span><text:span text:style-name="T816">,<text:s/></text:span><text:span text:style-name="T817">0</text:span><text:span text:style-name="T818">,<text:s/></text:span><text:span text:style-name="T819">1</text:span><text:span text:style-name="T820">);</text:span><text:span text:style-name="T821"><text:line-break/></text:span><text:span text:style-name="T822"><text:line-break/></text:span><text:span text:style-name="T823"><text:s text:c="4"/></text:span><text:span text:style-name="T824">listener<text:s/></text:span><text:span text:style-name="T825">= socket(</text:span><text:span text:style-name="T826">AF_INET</text:span><text:span text:style-name="T827">,<text:s/></text:span><text:span text:style-name="T828">SOCK_STREAM</text:span><text:span text:style-name="T829">,<text:s/></text:span><text:span text:style-name="T830">0</text:span><text:span text:style-name="T831">);</text:span><text:span text:style-name="T832"><text:line-break/></text:span><text:span text:style-name="T833"><text:s text:c="4"/></text:span><text:span text:style-name="T834">if<text:s/></text:span><text:span text:style-name="T835">(</text:span><text:span text:style-name="T836">listener<text:s/></text:span><text:span text:style-name="T837">&lt;<text:s/></text:span><text:span text:style-name="T838">0</text:span><text:span text:style-name="T839">) {</text:span><text:span text:style-name="T840"><text:line-break/></text:span><text:span text:style-name="T841"><text:s text:c="8"/>perror(</text:span><text:span text:style-name="T842">"socket"</text:span><text:span text:style-name="T843">);</text:span><text:span text:style-name="T844"><text:line-break/></text:span><text:span text:style-name="T845"><text:s text:c="8"/>exit(</text:span><text:span text:style-name="T846">1</text:span><text:span text:style-name="T847">);</text:span><text:span text:style-name="T848"><text:line-break/></text:span><text:span text:style-name="T849"><text:s text:c="4"/>}</text:span><text:span text:style-name="T850"><text:line-break/></text:span><text:span text:style-name="T851"><text:line-break/></text:span><text:soft-page-break/><text:span text:style-name="T852"><text:s text:c="4"/></text:span><text:span text:style-name="T853">addr</text:span><text:span text:style-name="T854">.</text:span><text:span text:style-name="T855">sin_family<text:s/></text:span><text:span text:style-name="T856">=<text:s/></text:span><text:span text:style-name="T857">AF_INET</text:span><text:span text:style-name="T858">;</text:span><text:span text:style-name="T859"><text:line-break/></text:span><text:span text:style-name="T860"><text:s text:c="4"/></text:span><text:span text:style-name="T861">addr</text:span><text:span text:style-name="T862">.</text:span><text:span text:style-name="T863">sin_port<text:s/></text:span><text:span text:style-name="T864">= htons(</text:span><text:span text:style-name="T865">PORT</text:span><text:span text:style-name="T866">);</text:span><text:span text:style-name="T867"><text:line-break/></text:span><text:span text:style-name="T868"><text:s text:c="4"/></text:span><text:span text:style-name="T869">addr</text:span><text:span text:style-name="T870">.</text:span><text:span text:style-name="T871">sin_addr</text:span><text:span text:style-name="T872">.</text:span><text:span text:style-name="T873">s_addr<text:s/></text:span><text:span text:style-name="T874">= htonl(</text:span><text:span text:style-name="T875">INADDR_ANY</text:span><text:span text:style-name="T876">);</text:span><text:span text:style-name="T877"><text:line-break/></text:span><text:span text:style-name="T878"><text:s text:c="4"/></text:span><text:span text:style-name="T879">if<text:s/></text:span><text:span text:style-name="T880">(bind(</text:span><text:span text:style-name="T881">listener</text:span><text:span text:style-name="T882">, (</text:span><text:span text:style-name="T883">struct<text:s/></text:span><text:span text:style-name="T884">sockaddr<text:s/></text:span><text:span text:style-name="T885">*)&amp;</text:span><text:span text:style-name="T886">addr</text:span><text:span text:style-name="T887">,<text:s/></text:span><text:span text:style-name="T888">sizeof</text:span><text:span text:style-name="T889">(</text:span><text:span text:style-name="T890">addr</text:span><text:span text:style-name="T891">)) &lt;<text:s/></text:span><text:span text:style-name="T892">0</text:span><text:span text:style-name="T893">) {</text:span><text:span text:style-name="T894"><text:line-break/></text:span><text:span text:style-name="T895"><text:s text:c="8"/>perror(</text:span><text:span text:style-name="T896">"bind"</text:span><text:span text:style-name="T897">);</text:span><text:span text:style-name="T898"><text:line-break/></text:span><text:span text:style-name="T899"><text:s text:c="8"/>exit(</text:span><text:span text:style-name="T900">2</text:span><text:span text:style-name="T901">);</text:span><text:span text:style-name="T902"><text:line-break/></text:span><text:span text:style-name="T903"><text:s text:c="4"/>}</text:span><text:span text:style-name="T904"><text:line-break/></text:span><text:span text:style-name="T905"><text:line-break/></text:span><text:span text:style-name="T906"><text:s text:c="4"/>listen(</text:span><text:span text:style-name="T907">listener</text:span><text:span text:style-name="T908">,<text:s/></text:span><text:span text:style-name="T909">1</text:span><text:span text:style-name="T910">);</text:span><text:span text:style-name="T911"><text:line-break/></text:span><text:span text:style-name="T912"><text:line-break/></text:span><text:span text:style-name="T913"><text:s text:c="4"/></text:span><text:span text:style-name="T914">while<text:s/></text:span><text:span text:style-name="T915">(</text:span><text:span text:style-name="T916">1</text:span><text:span text:style-name="T917">) {</text:span><text:span text:style-name="T918"><text:line-break/></text:span><text:span text:style-name="T919"><text:s text:c="8"/></text:span><text:span text:style-name="T920">thread_data_t<text:s/></text:span><text:span text:style-name="T921">*</text:span><text:span text:style-name="T922">data<text:s/></text:span><text:span text:style-name="T923">= malloc(</text:span><text:span text:style-name="T924">sizeof</text:span><text:span text:style-name="T925">(</text:span><text:span text:style-name="T926">thread_data_t</text:span><text:span text:style-name="T927">));</text:span><text:span text:style-name="T928"><text:line-break/></text:span><text:span text:style-name="T929"><text:s text:c="8"/></text:span><text:span text:style-name="T930">data</text:span><text:span text:style-name="T931">-&gt;</text:span><text:span text:style-name="T932">socket<text:s/></text:span><text:span text:style-name="T933">= accept(</text:span><text:span text:style-name="T934">listener</text:span><text:span text:style-name="T935">,<text:s/></text:span><text:span text:style-name="T936">0</text:span><text:span text:style-name="T937">,<text:s/></text:span><text:span text:style-name="T938">0</text:span><text:span text:style-name="T939">);</text:span><text:span text:style-name="T940"><text:line-break/></text:span><text:span text:style-name="T941"><text:s text:c="8"/></text:span><text:span text:style-name="T942">data</text:span><text:span text:style-name="T943">-&gt;</text:span><text:span text:style-name="T944">resources<text:s/></text:span><text:span text:style-name="T945">= &amp;</text:span><text:span text:style-name="T946">resources</text:span><text:span text:style-name="T947">;</text:span><text:span text:style-name="T948"><text:line-break/></text:span><text:span text:style-name="T949"><text:s text:c="8"/></text:span><text:span text:style-name="T950">pthread_t<text:s/></text:span><text:span text:style-name="T951">thread</text:span><text:span text:style-name="T952">;</text:span><text:span text:style-name="T953"><text:line-break/></text:span><text:span text:style-name="T954"><text:s text:c="8"/></text:span><text:span text:style-name="T955">if</text:span><text:span text:style-name="T956">(pthread_create(&amp;</text:span><text:span text:style-name="T957">thread</text:span><text:span text:style-name="T958">,<text:s/></text:span><text:span text:style-name="T959">NULL</text:span><text:span text:style-name="T960">, &amp;socket_thread,<text:s/></text:span><text:span text:style-name="T961">data</text:span><text:span text:style-name="T962">)) {</text:span><text:span text:style-name="T963"><text:line-break/></text:span><text:span text:style-name="T964"><text:s text:c="12"/>exit(-</text:span><text:span text:style-name="T965">1</text:span><text:span text:style-name="T966">);</text:span><text:span text:style-name="T967"><text:line-break/></text:span><text:span text:style-name="T968"><text:s text:c="8"/>}</text:span><text:span text:style-name="T969"><text:line-break/></text:span><text:span text:style-name="T970"><text:s text:c="4"/>}</text:span><text:span text:style-name="T971"><text:line-break/></text:span><text:span text:style-name="T972">}</text:span><text:span text:style-name="T973"><text:line-break/></text:span><text:span text:style-name="T974"><text:line-break/></text:span><text:span text:style-name="T975">void<text:s/></text:span><text:span text:style-name="T976">*</text:span><text:span text:style-name="T977">socket_thread</text:span><text:span text:style-name="T978">(</text:span><text:span text:style-name="T979">void<text:s/></text:span><text:span text:style-name="T980">*arg) {</text:span><text:span text:style-name="T981"><text:line-break/></text:span><text:span text:style-name="T982"><text:s text:c="4"/></text:span><text:span text:style-name="T983">char<text:s/></text:span><text:span text:style-name="T984">buf</text:span><text:span text:style-name="T985">[</text:span><text:span text:style-name="T986">1024</text:span><text:span text:style-name="T987">];</text:span><text:span text:style-name="T988"><text:line-break/></text:span><text:span text:style-name="T989"><text:s text:c="4"/></text:span><text:span text:style-name="T990">int<text:s/></text:span><text:span text:style-name="T991">bytes_read</text:span><text:span text:style-name="T992">;</text:span><text:span text:style-name="T993"><text:line-break/></text:span><text:span text:style-name="T994"><text:s text:c="4"/></text:span><text:span text:style-name="T995">thread_data_t<text:s/></text:span><text:span text:style-name="T996">*</text:span><text:span text:style-name="T997">data<text:s/></text:span><text:span text:style-name="T998">= (</text:span><text:span text:style-name="T999">thread_data_t</text:span><text:span text:style-name="T1000">*)arg;</text:span><text:span text:style-name="T1001"><text:line-break/></text:span><text:span text:style-name="T1002"><text:line-break/></text:span><text:span text:style-name="T1003"><text:s text:c="4"/></text:span><text:span text:style-name="T1004">if<text:s/></text:span><text:span text:style-name="T1005">(</text:span><text:span text:style-name="T1006">data</text:span><text:span text:style-name="T1007">-&gt;</text:span><text:span text:style-name="T1008">socket<text:s/></text:span><text:span text:style-name="T1009">&lt;<text:s/></text:span><text:span text:style-name="T1010">0</text:span><text:span text:style-name="T1011">) {</text:span><text:span text:style-name="T1012"><text:line-break/></text:span><text:span text:style-name="T1013"><text:s text:c="8"/>perror(</text:span><text:span text:style-name="T1014">"accept"</text:span><text:span text:style-name="T1015">);</text:span><text:span text:style-name="T1016"><text:line-break/></text:span><text:span text:style-name="T1017"><text:s text:c="8"/>exit(</text:span><text:span text:style-name="T1018">3</text:span><text:span text:style-name="T1019">);</text:span><text:span text:style-name="T1020"><text:line-break/></text:span><text:span text:style-name="T1021"><text:s text:c="4"/>}</text:span><text:span text:style-name="T1022"><text:line-break/></text:span><text:span text:style-name="T1023"><text:line-break/></text:span><text:span text:style-name="T1024"><text:s text:c="4"/></text:span><text:span text:style-name="T1025">while<text:s/></text:span><text:span text:style-name="T1026">(</text:span><text:span text:style-name="T1027">1</text:span><text:span text:style-name="T1028">) {</text:span><text:span text:style-name="T1029"><text:line-break/></text:span><text:span text:style-name="T1030"><text:s text:c="8"/>memset(</text:span><text:span text:style-name="T1031">buf</text:span><text:span text:style-name="T1032">,<text:s/></text:span><text:span text:style-name="T1033">'</text:span><text:span text:style-name="T1034">\0</text:span><text:span text:style-name="T1035">'</text:span><text:span text:style-name="T1036">,<text:s/></text:span><text:span text:style-name="T1037">1024</text:span><text:span text:style-name="T1038">);</text:span><text:span text:style-name="T1039"><text:line-break/></text:span><text:span text:style-name="T1040"><text:s text:c="8"/></text:span><text:span text:style-name="T1041">bytes_read<text:s/></text:span><text:span text:style-name="T1042">= recv(</text:span><text:span text:style-name="T1043">data</text:span><text:span text:style-name="T1044">-&gt;</text:span><text:span text:style-name="T1045">socket</text:span><text:span text:style-name="T1046">,<text:s/></text:span><text:span text:style-name="T1047">buf</text:span><text:span text:style-name="T1048">,<text:s/></text:span><text:span text:style-name="T1049">1024</text:span><text:span text:style-name="T1050">,<text:s/></text:span><text:span text:style-name="T1051">0</text:span><text:span text:style-name="T1052">);</text:span><text:span text:style-name="T1053"><text:line-break/></text:span><text:span text:style-name="T1054"><text:s text:c="8"/></text:span><text:span text:style-name="T1055">if</text:span><text:span text:style-name="T1056">(</text:span><text:span text:style-name="T1057">bytes_read<text:s/></text:span><text:span text:style-name="T1058">&lt;=<text:s/></text:span><text:span text:style-name="T1059">0</text:span><text:span text:style-name="T1060">)<text:s/></text:span><text:span text:style-name="T1061">break</text:span><text:span text:style-name="T1062">;</text:span><text:span text:style-name="T1063"><text:line-break/></text:span><text:span text:style-name="T1064"><text:s text:c="8"/></text:span><text:span text:style-name="T1065">else<text:s/></text:span><text:span text:style-name="T1066">{</text:span><text:span text:style-name="T1067"><text:line-break/></text:span><text:span text:style-name="T1068"><text:s text:c="12"/>sem_wait(&amp;</text:span><text:span text:style-name="T1069">data</text:span><text:span text:style-name="T1070">-&gt;</text:span><text:span text:style-name="T1071">resources</text:span><text:span text:style-name="T1072">-&gt;</text:span><text:span text:style-name="T1073">semaphore</text:span><text:span text:style-name="T1074">);</text:span><text:span text:style-name="T1075"><text:line-break/></text:span><text:span text:style-name="T1076"><text:s text:c="12"/></text:span><text:span text:style-name="T1077">int<text:s/></text:span><text:span text:style-name="T1078">client_number</text:span><text:span text:style-name="T1079">;</text:span><text:span text:style-name="T1080"><text:line-break/></text:span><text:span text:style-name="T1081"><text:s text:c="12"/></text:span><text:span text:style-name="T1082">if<text:s/></text:span><text:span text:style-name="T1083">(isNumber(</text:span><text:span text:style-name="T1084">buf</text:span><text:span text:style-name="T1085">, &amp;</text:span><text:span text:style-name="T1086">client_number</text:span><text:span text:style-name="T1087">)) {</text:span><text:span text:style-name="T1088"><text:line-break/></text:span><text:span text:style-name="T1089"><text:s text:c="16"/></text:span><text:span text:style-name="T1090">char<text:s/></text:span><text:span text:style-name="T1091">*</text:span><text:span text:style-name="T1092">number<text:s/></text:span><text:span text:style-name="T1093">= numberToString(</text:span><text:span text:style-name="T1094">data</text:span><text:span text:style-name="T1095">-&gt;</text:span><text:span text:style-name="T1096">resources</text:span><text:span text:style-name="T1097">-&gt;</text:span><text:span text:style-name="T1098">sum_of_numbers<text:s/></text:span><text:span text:style-name="T1099">+=<text:s/></text:span><text:span text:style-name="T1100">client_number</text:span><text:span text:style-name="T1101">);</text:span><text:span text:style-name="T1102"><text:line-break/></text:span><text:span text:style-name="T1103"><text:s text:c="16"/>++</text:span><text:span text:style-name="T1104">data</text:span><text:span text:style-name="T1105">-&gt;</text:span><text:span text:style-name="T1106">resources</text:span><text:span text:style-name="T1107">-&gt;</text:span><text:span text:style-name="T1108">current_index</text:span><text:span text:style-name="T1109">;</text:span><text:span text:style-name="T1110"><text:line-break/></text:span><text:span text:style-name="T1111"><text:s text:c="16"/>printf(</text:span><text:span text:style-name="T1112">"</text:span><text:span text:style-name="T1113">Клиент</text:span><text:span text:style-name="T1114"><text:s/>%d: %s</text:span><text:span text:style-name="T1115">\n</text:span><text:span text:style-name="T1116">Текущая</text:span><text:span text:style-name="T1117"><text:s/></text:span><text:span text:style-name="T1118">сумма</text:span><text:span text:style-name="T1119">: %d</text:span><text:span text:style-name="T1120">\n</text:span><text:span text:style-name="T1121">"</text:span><text:span text:style-name="T1122">,</text:span><text:span text:style-name="T1123"><text:line-break/></text:span><text:span text:style-name="T1124"><text:s text:c="23"/></text:span><text:span text:style-name="T1125">data</text:span><text:span text:style-name="T1126">-&gt;</text:span><text:span text:style-name="T1127">resources</text:span><text:span text:style-name="T1128">-&gt;</text:span><text:span text:style-name="T1129">current_index</text:span><text:span text:style-name="T1130">,<text:s/></text:span><text:span text:style-name="T1131">buf</text:span><text:span text:style-name="T1132">,<text:s/></text:span><text:span text:style-name="T1133">data</text:span><text:span text:style-name="T1134">-&gt;</text:span><text:span text:style-name="T1135">resources</text:span><text:span text:style-name="T1136">-&gt;</text:span><text:span text:style-name="T1137">sum_of_numbers</text:span><text:span text:style-name="T1138">);</text:span><text:span text:style-name="T1139"><text:line-break/></text:span><text:span text:style-name="T1140"><text:s text:c="16"/>send(</text:span><text:span text:style-name="T1141">data</text:span><text:span text:style-name="T1142">-&gt;</text:span><text:span text:style-name="T1143">socket</text:span><text:span text:style-name="T1144">,<text:s/></text:span><text:span text:style-name="T1145">number</text:span><text:span text:style-name="T1146">, strlen(</text:span><text:span text:style-name="T1147">number</text:span><text:span text:style-name="T1148">),<text:s/></text:span><text:span text:style-name="T1149">0</text:span><text:span text:style-name="T1150">);</text:span><text:span text:style-name="T1151"><text:line-break/></text:span><text:span text:style-name="T1152"><text:s text:c="16"/>free(</text:span><text:span text:style-name="T1153">number</text:span><text:span text:style-name="T1154">);</text:span><text:span text:style-name="T1155"><text:line-break/></text:span><text:span text:style-name="T1156"><text:s text:c="12"/>}<text:s/></text:span><text:span text:style-name="T1157">else<text:s/></text:span><text:span text:style-name="T1158">{</text:span><text:span text:style-name="T1159"><text:line-break/></text:span><text:span text:style-name="T1160"><text:s text:c="16"/>++</text:span><text:span text:style-name="T1161">data</text:span><text:span text:style-name="T1162">-&gt;</text:span><text:span text:style-name="T1163">resources</text:span><text:span text:style-name="T1164">-&gt;</text:span><text:span text:style-name="T1165">current_index</text:span><text:span text:style-name="T1166">;</text:span><text:span text:style-name="T1167"><text:line-break/></text:span><text:span text:style-name="T1168"><text:s text:c="16"/></text:span><text:span text:style-name="T1169">const char<text:s/></text:span><text:span text:style-name="T1170">*</text:span><text:span text:style-name="T1171">warn<text:s/></text:span><text:span text:style-name="T1172">=<text:s/></text:span><text:span text:style-name="T1173">"</text:span><text:span text:style-name="T1174">Некорректный</text:span><text:span text:style-name="T1175"><text:s/></text:span><text:span text:style-name="T1176">ввод</text:span><text:span text:style-name="T1177">!"</text:span><text:span text:style-name="T1178">;</text:span><text:span text:style-name="T1179"><text:line-break/></text:span><text:span text:style-name="T1180"><text:s text:c="16"/>printf(</text:span><text:span text:style-name="T1181">"</text:span><text:span text:style-name="T1182">Клиент</text:span><text:span text:style-name="T1183"><text:s/>%d<text:s/></text:span><text:span text:style-name="T1184">ввёл</text:span><text:span text:style-name="T1185"><text:s/></text:span><text:span text:style-name="T1186">строку</text:span><text:span text:style-name="T1187">: %s</text:span><text:span text:style-name="T1188">\n</text:span><text:span text:style-name="T1189">"</text:span><text:span text:style-name="T1190">,<text:s/></text:span><text:span text:style-name="T1191">data</text:span><text:span text:style-name="T1192">-&gt;</text:span><text:span text:style-name="T1193">resources</text:span><text:span text:style-name="T1194">-&gt;</text:span><text:span text:style-name="T1195">current_index</text:span><text:span text:style-name="T1196">,<text:s/></text:span><text:span text:style-name="T1197">buf</text:span><text:span text:style-name="T1198">);</text:span><text:span text:style-name="T1199"><text:line-break/></text:span><text:span text:style-name="T1200"><text:s text:c="16"/>send(</text:span><text:span text:style-name="T1201">data</text:span><text:span text:style-name="T1202">-&gt;</text:span><text:span text:style-name="T1203">socket</text:span><text:span text:style-name="T1204">,<text:s/></text:span><text:span text:style-name="T1205">warn</text:span><text:span text:style-name="T1206">, strlen(</text:span><text:span text:style-name="T1207">warn</text:span><text:span text:style-name="T1208">),<text:s/></text:span><text:span text:style-name="T1209">0</text:span><text:span text:style-name="T1210">);</text:span><text:span text:style-name="T1211"><text:line-break/></text:span><text:span text:style-name="T1212"><text:s text:c="12"/>}</text:span><text:span text:style-name="T1213"><text:line-break/></text:span><text:span text:style-name="T1214"><text:s text:c="12"/>sem_post(&amp;</text:span><text:span text:style-name="T1215">data</text:span><text:span text:style-name="T1216">-&gt;</text:span><text:span text:style-name="T1217">resources</text:span><text:span text:style-name="T1218">-&gt;</text:span><text:span text:style-name="T1219">semaphore</text:span><text:span text:style-name="T1220">);</text:span><text:span text:style-name="T1221"><text:line-break/></text:span><text:span text:style-name="T1222"><text:s text:c="8"/>}</text:span><text:span text:style-name="T1223"><text:line-break/></text:span><text:span text:style-name="T1224"><text:s text:c="4"/>}</text:span><text:span text:style-name="T1225"><text:line-break/></text:span><text:span text:style-name="T1226"><text:line-break/></text:span><text:span text:style-name="T1227"><text:s text:c="4"/>close(</text:span><text:span text:style-name="T1228">data</text:span><text:span text:style-name="T1229">-&gt;</text:span><text:span text:style-name="T1230">socket</text:span><text:span text:style-name="T1231">);</text:span><text:span text:style-name="T1232"><text:line-break/></text:span><text:span text:style-name="T1233"><text:s text:c="4"/>free(arg);</text:span><text:span text:style-name="T1234"><text:line-break/></text:span><text:span text:style-name="T1235"><text:s text:c="4"/></text:span><text:span text:style-name="T1236">return<text:s/></text:span><text:span text:style-name="T1237">0</text:span><text:span text:style-name="T1238">;</text:span><text:span text:style-name="T1239"><text:line-break/></text:span><text:span text:style-name="T1240">}</text:span><text:span text:style-name="T1241"><text:line-break/></text:span><text:span text:style-name="T1242"><text:line-break/></text:span><text:soft-page-break/><text:span text:style-name="T1243">int<text:s/></text:span><text:span text:style-name="T1244">isNumber</text:span><text:span text:style-name="T1245">(</text:span><text:span text:style-name="T1246">const char<text:s/></text:span><text:span text:style-name="T1247">*input,<text:s/></text:span><text:span text:style-name="T1248">int<text:s/></text:span><text:span text:style-name="T1249">*output) {</text:span><text:span text:style-name="T1250"><text:line-break/></text:span><text:span text:style-name="T1251"><text:s text:c="4"/>*output =<text:s/></text:span><text:span text:style-name="T1252">0</text:span><text:span text:style-name="T1253">;</text:span><text:span text:style-name="T1254"><text:line-break/></text:span><text:span text:style-name="T1255"><text:s text:c="4"/></text:span><text:span text:style-name="T1256">int<text:s/></text:span><text:span text:style-name="T1257">n<text:s/></text:span><text:span text:style-name="T1258">= strlen(input),<text:s/></text:span><text:span text:style-name="T1259">first<text:s/></text:span><text:span text:style-name="T1260">=<text:s/></text:span><text:span text:style-name="T1261">0</text:span><text:span text:style-name="T1262">;</text:span><text:span text:style-name="T1263"><text:line-break/></text:span><text:span text:style-name="T1264"><text:s text:c="4"/></text:span><text:span text:style-name="T1265">if</text:span><text:span text:style-name="T1266">(</text:span><text:span text:style-name="T1267">n<text:s/></text:span><text:span text:style-name="T1268">&amp;&amp; input[</text:span><text:span text:style-name="T1269">0</text:span><text:span text:style-name="T1270">] ==<text:s/></text:span><text:span text:style-name="T1271">'-'</text:span><text:span text:style-name="T1272">) {</text:span><text:span text:style-name="T1273"><text:line-break/></text:span><text:span text:style-name="T1274"><text:s text:c="8"/></text:span><text:span text:style-name="T1275">first<text:s/></text:span><text:span text:style-name="T1276">=<text:s/></text:span><text:span text:style-name="T1277">1</text:span><text:span text:style-name="T1278">;</text:span><text:span text:style-name="T1279"><text:line-break/></text:span><text:span text:style-name="T1280"><text:s text:c="4"/>}</text:span><text:span text:style-name="T1281"><text:line-break/></text:span><text:span text:style-name="T1282"><text:s text:c="4"/></text:span><text:span text:style-name="T1283">if<text:s/></text:span><text:span text:style-name="T1284">(</text:span><text:span text:style-name="T1285">n<text:s/></text:span><text:span text:style-name="T1286">==<text:s/></text:span><text:span text:style-name="T1287">first<text:s/></text:span><text:span text:style-name="T1288">+<text:s/></text:span><text:span text:style-name="T1289">1<text:s/></text:span><text:span text:style-name="T1290">&amp;&amp; input[</text:span><text:span text:style-name="T1291">first</text:span><text:span text:style-name="T1292">] ==<text:s/></text:span><text:span text:style-name="T1293">'0'</text:span><text:span text:style-name="T1294">) {</text:span><text:span text:style-name="T1295"><text:line-break/></text:span><text:span text:style-name="T1296"><text:s text:c="8"/></text:span><text:span text:style-name="T1297">return<text:s/></text:span><text:span text:style-name="T1298">1</text:span><text:span text:style-name="T1299">;</text:span><text:span text:style-name="T1300"><text:line-break/></text:span><text:span text:style-name="T1301"><text:s text:c="4"/>}<text:s/></text:span><text:span text:style-name="T1302">else if<text:s/></text:span><text:span text:style-name="T1303">(</text:span><text:span text:style-name="T1304">n<text:s/></text:span><text:span text:style-name="T1305">&lt;=<text:s/></text:span><text:span text:style-name="T1306">first<text:s/></text:span><text:span text:style-name="T1307">|| input[</text:span><text:span text:style-name="T1308">first</text:span><text:span text:style-name="T1309">] &lt;<text:s/></text:span><text:span text:style-name="T1310">'1'<text:s/></text:span><text:span text:style-name="T1311">|| input[</text:span><text:span text:style-name="T1312">first</text:span><text:span text:style-name="T1313">] &gt;<text:s/></text:span><text:span text:style-name="T1314">'9'</text:span><text:span text:style-name="T1315">) {</text:span><text:span text:style-name="T1316"><text:line-break/></text:span><text:span text:style-name="T1317"><text:s text:c="8"/></text:span><text:span text:style-name="T1318">return<text:s/></text:span><text:span text:style-name="T1319">0</text:span><text:span text:style-name="T1320">;</text:span><text:span text:style-name="T1321"><text:line-break/></text:span><text:span text:style-name="T1322"><text:s text:c="4"/>}<text:s/></text:span><text:span text:style-name="T1323">else<text:s/></text:span><text:span text:style-name="T1324">{</text:span><text:span text:style-name="T1325"><text:line-break/></text:span><text:span text:style-name="T1326"><text:s text:c="8"/>*output = input[</text:span><text:span text:style-name="T1327">first</text:span><text:span text:style-name="T1328">] -<text:s/></text:span><text:span text:style-name="T1329">'0'</text:span><text:span text:style-name="T1330">;</text:span><text:span text:style-name="T1331"><text:line-break/></text:span><text:span text:style-name="T1332"><text:s text:c="4"/>}</text:span><text:span text:style-name="T1333"><text:line-break/></text:span><text:span text:style-name="T1334"><text:s text:c="4"/></text:span><text:span text:style-name="T1335">for<text:s/></text:span><text:span text:style-name="T1336">(</text:span><text:span text:style-name="T1337">int<text:s/></text:span><text:span text:style-name="T1338">i<text:s/></text:span><text:span text:style-name="T1339">=<text:s/></text:span><text:span text:style-name="T1340">first<text:s/></text:span><text:span text:style-name="T1341">+<text:s/></text:span><text:span text:style-name="T1342">1</text:span><text:span text:style-name="T1343">;<text:s/></text:span><text:span text:style-name="T1344">i<text:s/></text:span><text:span text:style-name="T1345">&lt;<text:s/></text:span><text:span text:style-name="T1346">n</text:span><text:span text:style-name="T1347">; ++</text:span><text:span text:style-name="T1348">i</text:span><text:span text:style-name="T1349">) {</text:span><text:span text:style-name="T1350"><text:line-break/></text:span><text:span text:style-name="T1351"><text:s text:c="8"/></text:span><text:span text:style-name="T1352">if<text:s/></text:span><text:span text:style-name="T1353">(input[</text:span><text:span text:style-name="T1354">i</text:span><text:span text:style-name="T1355">] &lt;<text:s/></text:span><text:span text:style-name="T1356">'0'<text:s/></text:span><text:span text:style-name="T1357">|| input[</text:span><text:span text:style-name="T1358">i</text:span><text:span text:style-name="T1359">] &gt;<text:s/></text:span><text:span text:style-name="T1360">'9'</text:span><text:span text:style-name="T1361">) {</text:span><text:span text:style-name="T1362"><text:line-break/></text:span><text:span text:style-name="T1363"><text:s text:c="12"/></text:span><text:span text:style-name="T1364">return<text:s/></text:span><text:span text:style-name="T1365">0</text:span><text:span text:style-name="T1366">;</text:span><text:span text:style-name="T1367"><text:line-break/></text:span><text:span text:style-name="T1368"><text:s text:c="8"/>}<text:s/></text:span><text:span text:style-name="T1369">else<text:s/></text:span><text:span text:style-name="T1370">{</text:span><text:span text:style-name="T1371"><text:line-break/></text:span><text:span text:style-name="T1372"><text:s text:c="12"/>*output *=<text:s/></text:span><text:span text:style-name="T1373">10</text:span><text:span text:style-name="T1374">;</text:span><text:span text:style-name="T1375"><text:line-break/></text:span><text:span text:style-name="T1376"><text:s text:c="12"/>*output += input[</text:span><text:span text:style-name="T1377">i</text:span><text:span text:style-name="T1378">] -<text:s/></text:span><text:span text:style-name="T1379">'0'</text:span><text:span text:style-name="T1380">;</text:span><text:span text:style-name="T1381"><text:line-break/></text:span><text:span text:style-name="T1382"><text:s text:c="8"/>}</text:span><text:span text:style-name="T1383"><text:line-break/></text:span><text:span text:style-name="T1384"><text:s text:c="4"/>}</text:span><text:span text:style-name="T1385"><text:line-break/></text:span><text:span text:style-name="T1386"><text:s text:c="4"/></text:span><text:span text:style-name="T1387">if<text:s/></text:span><text:span text:style-name="T1388">(</text:span><text:span text:style-name="T1389">first</text:span><text:span text:style-name="T1390">) {</text:span><text:span text:style-name="T1391"><text:line-break/></text:span><text:span text:style-name="T1392"><text:s text:c="8"/>*output = -*output;</text:span><text:span text:style-name="T1393"><text:line-break/></text:span><text:span text:style-name="T1394"><text:s text:c="4"/>}</text:span><text:span text:style-name="T1395"><text:line-break/></text:span><text:span text:style-name="T1396"><text:s text:c="4"/></text:span><text:span text:style-name="T1397">return<text:s/></text:span><text:span text:style-name="T1398">1</text:span><text:span text:style-name="T1399">;</text:span><text:span text:style-name="T1400"><text:line-break/></text:span><text:span text:style-name="T1401">}</text:span><text:span text:style-name="T1402"><text:line-break/></text:span><text:span text:style-name="T1403"><text:line-break/></text:span><text:span text:style-name="T1404">char<text:s/></text:span><text:span text:style-name="T1405">*</text:span><text:span text:style-name="T1406">numberToString</text:span><text:span text:style-name="T1407">(</text:span><text:span text:style-name="T1408">int<text:s/></text:span><text:span text:style-name="T1409">number) {</text:span><text:span text:style-name="T1410"><text:line-break/></text:span><text:span text:style-name="T1411"><text:s text:c="4"/></text:span><text:span text:style-name="T1412">char<text:s/></text:span><text:span text:style-name="T1413">*</text:span><text:span text:style-name="T1414">numberArray</text:span><text:span text:style-name="T1415">;</text:span><text:span text:style-name="T1416"><text:line-break/></text:span><text:span text:style-name="T1417"><text:s text:c="4"/></text:span><text:span text:style-name="T1418">if<text:s/></text:span><text:span text:style-name="T1419">(number ==<text:s/></text:span><text:span text:style-name="T1420">0</text:span><text:span text:style-name="T1421">) {</text:span><text:span text:style-name="T1422"><text:line-break/></text:span><text:span text:style-name="T1423"><text:s text:c="8"/></text:span><text:span text:style-name="T1424">numberArray<text:s/></text:span><text:span text:style-name="T1425">= malloc(</text:span><text:span text:style-name="T1426">2<text:s/></text:span><text:span text:style-name="T1427">*<text:s/></text:span><text:span text:style-name="T1428">sizeof</text:span><text:span text:style-name="T1429">(</text:span><text:span text:style-name="T1430">char</text:span><text:span text:style-name="T1431">));</text:span><text:span text:style-name="T1432"><text:line-break/></text:span><text:span text:style-name="T1433"><text:s text:c="8"/></text:span><text:span text:style-name="T1434">numberArray</text:span><text:span text:style-name="T1435">[</text:span><text:span text:style-name="T1436">0</text:span><text:span text:style-name="T1437">] =<text:s/></text:span><text:span text:style-name="T1438">'0'</text:span><text:span text:style-name="T1439">;</text:span><text:span text:style-name="T1440"><text:line-break/></text:span><text:span text:style-name="T1441"><text:s text:c="8"/></text:span><text:span text:style-name="T1442">numberArray</text:span><text:span text:style-name="T1443">[</text:span><text:span text:style-name="T1444">1</text:span><text:span text:style-name="T1445">] =<text:s/></text:span><text:span text:style-name="T1446">'</text:span><text:span text:style-name="T1447">\0</text:span><text:span text:style-name="T1448">'</text:span><text:span text:style-name="T1449">;</text:span><text:span text:style-name="T1450"><text:line-break/></text:span><text:span text:style-name="T1451"><text:s text:c="8"/></text:span><text:span text:style-name="T1452">return<text:s/></text:span><text:span text:style-name="T1453">numberArray</text:span><text:span text:style-name="T1454">;</text:span><text:span text:style-name="T1455"><text:line-break/></text:span><text:span text:style-name="T1456"><text:s text:c="4"/>}</text:span><text:span text:style-name="T1457"><text:line-break/></text:span><text:span text:style-name="T1458"><text:s text:c="4"/></text:span><text:span text:style-name="T1459">int<text:s/></text:span><text:span text:style-name="T1460">i</text:span><text:span text:style-name="T1461">,<text:s/></text:span><text:span text:style-name="T1462">first</text:span><text:span text:style-name="T1463">;</text:span><text:span text:style-name="T1464"><text:line-break/></text:span><text:span text:style-name="T1465"><text:s text:c="4"/></text:span><text:span text:style-name="T1466">if<text:s/></text:span><text:span text:style-name="T1467">(number &lt;<text:s/></text:span><text:span text:style-name="T1468">0</text:span><text:span text:style-name="T1469">) {</text:span><text:span text:style-name="T1470"><text:line-break/></text:span><text:span text:style-name="T1471"><text:s text:c="8"/></text:span><text:span text:style-name="T1472">first<text:s/></text:span><text:span text:style-name="T1473">=<text:s/></text:span><text:span text:style-name="T1474">1</text:span><text:span text:style-name="T1475">;</text:span><text:span text:style-name="T1476"><text:line-break/></text:span><text:span text:style-name="T1477"><text:s text:c="8"/>number = -number;</text:span><text:span text:style-name="T1478"><text:line-break/></text:span><text:span text:style-name="T1479"><text:s text:c="4"/>}<text:s/></text:span><text:span text:style-name="T1480">else<text:s/></text:span><text:span text:style-name="T1481">{</text:span><text:span text:style-name="T1482"><text:line-break/></text:span><text:span text:style-name="T1483"><text:s text:c="8"/></text:span><text:span text:style-name="T1484">first<text:s/></text:span><text:span text:style-name="T1485">=<text:s/></text:span><text:span text:style-name="T1486">0</text:span><text:span text:style-name="T1487">;</text:span><text:span text:style-name="T1488"><text:line-break/></text:span><text:span text:style-name="T1489"><text:s text:c="4"/>}</text:span><text:span text:style-name="T1490"><text:line-break/></text:span><text:span text:style-name="T1491"><text:s text:c="4"/></text:span><text:span text:style-name="T1492">int<text:s/></text:span><text:span text:style-name="T1493">n<text:s/></text:span><text:span text:style-name="T1494">= (</text:span><text:span text:style-name="T1495">int</text:span><text:span text:style-name="T1496">)log10((</text:span><text:span text:style-name="T1497">double</text:span><text:span text:style-name="T1498">)number) +<text:s/></text:span><text:span text:style-name="T1499">first<text:s/></text:span><text:span text:style-name="T1500">+<text:s/></text:span><text:span text:style-name="T1501">1</text:span><text:span text:style-name="T1502">;</text:span><text:span text:style-name="T1503"><text:line-break/></text:span><text:span text:style-name="T1504"><text:s text:c="4"/></text:span><text:span text:style-name="T1505">numberArray<text:s/></text:span><text:span text:style-name="T1506">= calloc(</text:span><text:span text:style-name="T1507">n<text:s/></text:span><text:span text:style-name="T1508">+<text:s/></text:span><text:span text:style-name="T1509">first<text:s/></text:span><text:span text:style-name="T1510">+<text:s/></text:span><text:span text:style-name="T1511">1</text:span><text:span text:style-name="T1512">,<text:s/></text:span><text:span text:style-name="T1513">sizeof</text:span><text:span text:style-name="T1514">(</text:span><text:span text:style-name="T1515">char</text:span><text:span text:style-name="T1516">));</text:span><text:span text:style-name="T1517"><text:line-break/></text:span><text:span text:style-name="T1518"><text:s text:c="4"/></text:span><text:span text:style-name="T1519">for<text:s/></text:span><text:span text:style-name="T1520">(</text:span><text:span text:style-name="T1521">i<text:s/></text:span><text:span text:style-name="T1522">=<text:s/></text:span><text:span text:style-name="T1523">n<text:s/></text:span><text:span text:style-name="T1524">-<text:s/></text:span><text:span text:style-name="T1525">1</text:span><text:span text:style-name="T1526">;<text:s/></text:span><text:span text:style-name="T1527">i<text:s/></text:span><text:span text:style-name="T1528">&gt;=<text:s/></text:span><text:span text:style-name="T1529">first</text:span><text:span text:style-name="T1530">; --</text:span><text:span text:style-name="T1531">i</text:span><text:span text:style-name="T1532">, number /=<text:s/></text:span><text:span text:style-name="T1533">10</text:span><text:span text:style-name="T1534">) {</text:span><text:span text:style-name="T1535"><text:line-break/></text:span><text:span text:style-name="T1536"><text:s text:c="8"/></text:span><text:span text:style-name="T1537">numberArray</text:span><text:span text:style-name="T1538">[</text:span><text:span text:style-name="T1539">i</text:span><text:span text:style-name="T1540">] = (</text:span><text:span text:style-name="T1541">char</text:span><text:span text:style-name="T1542">)((number %<text:s/></text:span><text:span text:style-name="T1543">10</text:span><text:span text:style-name="T1544">) +<text:s/></text:span><text:span text:style-name="T1545">'0'</text:span><text:span text:style-name="T1546">);</text:span><text:span text:style-name="T1547"><text:line-break/></text:span><text:span text:style-name="T1548"><text:s text:c="4"/>}</text:span><text:span text:style-name="T1549"><text:line-break/></text:span><text:span text:style-name="T1550"><text:s text:c="4"/></text:span><text:span text:style-name="T1551">if<text:s/></text:span><text:span text:style-name="T1552">(</text:span><text:span text:style-name="T1553">first</text:span><text:span text:style-name="T1554">) {</text:span><text:span text:style-name="T1555"><text:line-break/></text:span><text:span text:style-name="T1556"><text:s text:c="8"/></text:span><text:span text:style-name="T1557">numberArray</text:span><text:span text:style-name="T1558">[</text:span><text:span text:style-name="T1559">0</text:span><text:span text:style-name="T1560">] =<text:s/></text:span><text:span text:style-name="T1561">'-'</text:span><text:span text:style-name="T1562">;</text:span><text:span text:style-name="T1563"><text:line-break/></text:span><text:span text:style-name="T1564"><text:s text:c="4"/>}</text:span><text:span text:style-name="T1565"><text:line-break/></text:span><text:span text:style-name="T1566"><text:s text:c="4"/></text:span><text:span text:style-name="T1567">numberArray</text:span><text:span text:style-name="T1568">[</text:span><text:span text:style-name="T1569">n</text:span><text:span text:style-name="T1570">] =<text:s/></text:span><text:span text:style-name="T1571">'</text:span><text:span text:style-name="T1572">\0</text:span><text:span text:style-name="T1573">'</text:span><text:span text:style-name="T1574">;</text:span><text:span text:style-name="T1575"><text:line-break/></text:span><text:span text:style-name="T1576"><text:s text:c="4"/></text:span><text:span text:style-name="T1577">return<text:s/></text:span><text:span text:style-name="T1578">numberArray</text:span><text:span text:style-name="T1579">;</text:span><text:span text:style-name="T1580"><text:line-break/></text:span><text:span text:style-name="T1581">}</text:span></text:p>
      <text:p text:style-name="P15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2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darian</dc:creator>
    <meta:creation-date>2021-11-12T11:53:00Z</meta:creation-date>
    <dc:date>2021-12-06T07:22:00Z</dc:date>
    <meta:template xlink:href="Normal.dotm" xlink:type="simple"/>
    <meta:editing-cycles>9</meta:editing-cycles>
    <meta:editing-duration>PT1200S</meta:editing-duration>
    <meta:document-statistic meta:page-count="13" meta:paragraph-count="18" meta:word-count="1365" meta:character-count="9130" meta:row-count="64" meta:non-whitespace-character-count="7783"/>
  </office:meta>
</office:document-meta>
</file>